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3cm" svg:stroke-color="#c0c0c0" draw:marker-start-width="1.2cm" draw:marker-end-width="1.2cm" draw:fill="none" draw:textarea-horizontal-align="center" draw:textarea-vertical-align="middle" fo:padding-top="0.275cm" fo:padding-bottom="0.275cm" fo:padding-left="0.4cm" fo:padding-right="0.4cm" loext:decorative="false"/>
    </style:style>
    <style:style style:name="gr2" style:family="graphic" style:parent-style-name="objectwithoutfill">
      <style:graphic-properties svg:stroke-width="0.3cm" svg:stroke-color="#000000" draw:marker-start-width="1.2cm" draw:marker-end-width="1.2cm" draw:fill="none" draw:textarea-horizontal-align="center" draw:textarea-vertical-align="middle" fo:padding-top="0.275cm" fo:padding-bottom="0.275cm" fo:padding-left="0.4cm" fo:padding-right="0.4cm" loext:decorative="false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4.15cm" fo:min-width="0cm" loext:decorative="false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3.9cm" loext:decorative="false"/>
    </style:style>
    <style:style style:name="gr5" style:family="graphic" style:parent-style-name="standard">
      <style:graphic-properties draw:stroke="none" draw:fill="none" draw:fill-color="#ffffff" draw:auto-grow-height="false" draw:auto-grow-width="false" draw:fit-to-size="true" style:shrink-to-fit="false" fo:min-height="0.952cm" fo:min-width="32.372cm" fo:padding-top="0.02cm" fo:padding-bottom="0.02cm" fo:padding-left="0.02cm" fo:padding-right="0.0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15cm" fo:min-width="0.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5cm" fo:min-width="3.5cm" loext:decorative="false"/>
    </style:style>
    <style:style style:name="gr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5cm" fo:min-width="0.2cm" loext:decorative="false"/>
    </style:style>
    <style:style style:name="gr9" style:family="graphic">
      <style:graphic-properties style:writing-mode="lr-tb" loext:decorative="false"/>
    </style:style>
    <style:style style:name="gr10" style:family="graphic" style:parent-style-name="standard">
      <style:graphic-properties svg:stroke-color="#808080" draw:fill-color="#808080" draw:textarea-horizontal-align="center" draw:textarea-vertical-align="middle" loext:decorative="false"/>
    </style:style>
    <style:style style:name="gr11" style:family="graphic">
      <style:graphic-properties loext:decorative="false"/>
    </style:style>
    <style:style style:name="gr12" style:family="graphic" style:parent-style-name="objectwithoutfill">
      <style:graphic-properties draw:fill="none" draw:textarea-horizontal-align="center" draw:textarea-vertical-align="middle" loext:decorative="false"/>
    </style:style>
    <style:style style:name="gr13" style:family="graphic" style:parent-style-name="standard">
      <style:graphic-properties svg:stroke-width="0.01cm" draw:marker-start-width="0.32cm" draw:marker-end-width="0.32cm" draw:fill="none" loext:fill-use-slide-background="false" draw:opacity="0%" draw:textarea-horizontal-align="justify" draw:textarea-vertical-align="middle" draw:auto-grow-height="false" fo:min-height="0cm" fo:min-width="0cm" fo:padding-top="0.13cm" fo:padding-bottom="0.13cm" fo:padding-left="0.255cm" fo:padding-right="0.255cm" draw:shadow-opacity="0%" loext:decorative="false"/>
    </style:style>
    <style:style style:name="gr14" style:family="graphic" style:parent-style-name="standard">
      <style:graphic-properties svg:stroke-color="#c0c0c0" draw:fill-color="#c0c0c0" draw:textarea-horizontal-align="center" draw:textarea-vertical-align="middle" loext:decorative="false"/>
    </style:style>
    <style:style style:name="gr15" style:family="graphic" style:parent-style-name="standard">
      <style:graphic-properties draw:fill="solid" draw:fill-color="#ffffff" draw:opacity="100%" draw:textarea-horizontal-align="center" draw:textarea-vertical-align="middle" draw:shadow-opacity="100%" loext:decorative="false"/>
    </style:style>
    <style:style style:name="gr16" style:family="graphic" style:parent-style-name="standard">
      <style:graphic-properties draw:fill-color="#ffffff" draw:opacity="0%" draw:textarea-horizontal-align="center" draw:textarea-vertical-align="middle" draw:shadow-opacity="0%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Bahnschrift SemiBold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-color="#808080"/>
      <style:paragraph-properties fo:text-align="center"/>
    </style:style>
    <style:style style:name="P7" style:family="paragraph">
      <loext:graphic-properties draw:fill="none" draw:opacity="0%"/>
      <style:paragraph-properties fo:text-align="center"/>
    </style:style>
    <style:style style:name="P8" style:family="paragraph">
      <loext:graphic-properties draw:fill-color="#c0c0c0"/>
      <style:paragraph-properties fo:text-align="center"/>
    </style:style>
    <style:style style:name="P9" style:family="paragraph">
      <loext:graphic-properties draw:fill="solid" draw:fill-color="#ffffff" draw:opacity="100%"/>
      <style:paragraph-properties fo:text-align="center"/>
    </style:style>
    <style:style style:name="P10" style:family="paragraph">
      <loext:graphic-properties draw:fill-color="#ffffff" draw:opacity="0%"/>
      <style:paragraph-properties fo:text-align="center"/>
    </style:style>
    <style:style style:name="T1" style:family="text">
      <style:text-properties style:font-name="Bahnschrift SemiBold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line draw:style-name="gr1" draw:text-style-name="P1" draw:layer="layout" svg:width="4.385cm" svg:height="0.236cm" draw:transform="rotate (-2.71869937583157) translate (9.9046877303252cm 19.3001405361306cm)" svg:viewBox="0 0 4386 237" draw:points="4386,0 3410,219 2963,237 2111,182 0,0">
          <text:p/>
        </draw:polyline>
        <draw:line draw:style-name="gr1" draw:text-style-name="P1" draw:layer="layout" svg:x1="9.805cm" svg:y1="17.5cm" svg:x2="5.805cm" svg:y2="21.1cm">
          <text:p/>
        </draw:line>
        <draw:line draw:style-name="gr2" draw:text-style-name="P1" draw:layer="layout" svg:x1="9.805cm" svg:y1="19.3cm" svg:x2="5.805cm" svg:y2="19.3cm">
          <text:p/>
        </draw:line>
        <draw:polyline draw:style-name="gr2" draw:text-style-name="P1" draw:layer="layout" svg:width="4.385cm" svg:height="0.236cm" draw:transform="rotate (0.422893277758226) translate (5.9053122696748cm 19.2998594638694cm)" svg:viewBox="0 0 4386 237" draw:points="4386,0 3410,219 2963,237 2111,182 0,0">
          <text:p/>
        </draw:polyline>
        <draw:polyline draw:style-name="gr1" draw:text-style-name="P1" draw:layer="layout" svg:width="4.385cm" svg:height="0.236cm" draw:transform="rotate (-0.422893277758226) translate (0.805070839119642cm 17.4998425962864cm)" svg:viewBox="0 0 4386 237" draw:points="0,0 976,219 1423,237 2275,182 4386,0">
          <text:p/>
        </draw:polyline>
        <draw:line draw:style-name="gr1" draw:text-style-name="P1" draw:layer="layout" svg:x1="4.805cm" svg:y1="21.1cm" svg:x2="0.805cm" svg:y2="17.5cm">
          <text:p/>
        </draw:line>
        <draw:polyline draw:style-name="gr2" draw:text-style-name="P1" draw:layer="layout" svg:width="4.385cm" svg:height="0.236cm" draw:transform="rotate (2.71869937583157) translate (4.80492916088036cm 21.1001574037136cm)" svg:viewBox="0 0 4386 237" draw:points="0,0 976,219 1423,237 2275,182 4386,0">
          <text:p/>
        </draw:polyline>
        <draw:line draw:style-name="gr2" draw:text-style-name="P1" draw:layer="layout" svg:x1="4.805cm" svg:y1="19.3cm" svg:x2="0.805cm" svg:y2="19.3cm">
          <text:p/>
        </draw:line>
        <draw:line draw:style-name="gr2" draw:text-style-name="P1" draw:layer="layout" svg:x1="5.805cm" svg:y1="16.1cm" svg:x2="9.205cm" svg:y2="14.3cm">
          <text:p/>
        </draw:line>
        <draw:line draw:style-name="gr2" draw:text-style-name="P1" draw:layer="layout" svg:x1="5.805cm" svg:y1="14.3cm" svg:x2="9.805cm" svg:y2="14.3cm">
          <text:p/>
        </draw:line>
        <draw:line draw:style-name="gr2" draw:text-style-name="P1" draw:layer="layout" svg:x1="5.805cm" svg:y1="12.5cm" svg:x2="9.205cm" svg:y2="14.3cm">
          <text:p/>
        </draw:line>
        <draw:line draw:style-name="gr2" draw:text-style-name="P1" draw:layer="layout" svg:x1="4.805cm" svg:y1="16.1cm" svg:x2="1.405cm" svg:y2="14.3cm">
          <text:p/>
        </draw:line>
        <draw:line draw:style-name="gr2" draw:text-style-name="P1" draw:layer="layout" svg:x1="4.805cm" svg:y1="12.5cm" svg:x2="1.405cm" svg:y2="14.3cm">
          <text:p/>
        </draw:line>
        <draw:custom-shape draw:style-name="gr3" draw:text-style-name="P2" draw:layer="layout" svg:width="0.2cm" svg:height="4.4cm" svg:x="4.805cm" svg:y="11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4.805cm" svg:y="11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cm" svg:height="0.2cm" svg:x="0.605cm" svg:y="16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cm" svg:height="0.2cm" svg:x="10.605cm" svg:y="2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cm" svg:height="0.2cm" svg:x="10.605cm" svg:y="16.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805cm" svg:y1="14.3cm" svg:x2="0.805cm" svg:y2="14.3cm">
          <text:p/>
        </draw:line>
        <draw:line draw:style-name="gr2" draw:text-style-name="P1" draw:layer="layout" svg:x1="19.805cm" svg:y1="26.2cm" svg:x2="16.405cm" svg:y2="24.4cm">
          <text:p/>
        </draw:line>
        <draw:line draw:style-name="gr2" draw:text-style-name="P1" draw:layer="layout" svg:x1="19.805cm" svg:y1="24.4cm" svg:x2="15.805cm" svg:y2="24.4cm">
          <text:p/>
        </draw:line>
        <draw:line draw:style-name="gr2" draw:text-style-name="P1" draw:layer="layout" svg:x1="14.805cm" svg:y1="24.4cm" svg:x2="10.805cm" svg:y2="24.4cm">
          <text:p/>
        </draw:line>
        <draw:line draw:style-name="gr2" draw:text-style-name="P1" draw:layer="layout" svg:x1="14.205cm" svg:y1="24.4cm" svg:x2="10.805cm" svg:y2="22.6cm">
          <text:p/>
        </draw:line>
        <draw:line draw:style-name="gr2" draw:text-style-name="P1" draw:layer="layout" svg:x1="4.805cm" svg:y1="22.6cm" svg:x2="1.405cm" svg:y2="24.4cm">
          <text:p/>
        </draw:line>
        <draw:line draw:style-name="gr2" draw:text-style-name="P1" draw:layer="layout" svg:x1="9.805cm" svg:y1="24.4cm" svg:x2="5.805cm" svg:y2="24.4cm">
          <text:p/>
        </draw:line>
        <draw:line draw:style-name="gr2" draw:text-style-name="P1" draw:layer="layout" svg:x1="9.205cm" svg:y1="24.4cm" svg:x2="5.805cm" svg:y2="26.2cm">
          <text:p/>
        </draw:line>
        <draw:line draw:style-name="gr2" draw:text-style-name="P1" draw:layer="layout" svg:x1="4.805cm" svg:y1="24.4cm" svg:x2="0.805cm" svg:y2="24.4cm">
          <text:p/>
        </draw:line>
        <draw:custom-shape draw:style-name="gr4" draw:text-style-name="P2" draw:layer="layout" svg:width="4.4cm" svg:height="0.2cm" svg:x="0.605cm" svg:y="26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0.605cm" svg:y="2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7cm" svg:height="0.3cm" svg:x="1.1cm" svg:y="28.2cm">
          <draw:text-box>
            <text:p><text:file-name text:display="full">G:\github\RCC5V\examples\module13\odg\m13_block_cover_250606.odg</text:file-name></text:p>
          </draw:text-box>
        </draw:frame>
        <draw:frame draw:style-name="gr6" draw:text-style-name="P5" draw:layer="layout" svg:width="0.808cm" svg:height="0.601cm" svg:x="13.839cm" svg:y="14.401cm">
          <draw:text-box>
            <text:p text:style-name="P4"><text:span text:style-name="T1">Ein</text:span></text:p>
          </draw:text-box>
        </draw:frame>
        <draw:frame draw:style-name="gr6" draw:text-style-name="P5" draw:layer="layout" svg:width="0.808cm" svg:height="0.6cm" svg:x="13.839cm" svg:y="13.601cm">
          <draw:text-box>
            <text:p text:style-name="P4"><text:span text:style-name="T1">Aus</text:span></text:p>
          </draw:text-box>
        </draw:frame>
        <draw:frame draw:style-name="gr6" draw:text-style-name="P5" draw:layer="layout" svg:width="1.517cm" svg:height="0.501cm" svg:x="11.817cm" svg:y="14.551cm">
          <draw:text-box>
            <text:p text:style-name="P4"><text:span text:style-name="T1">Hand-Ein</text:span></text:p>
          </draw:text-box>
        </draw:frame>
        <draw:frame draw:style-name="gr6" draw:text-style-name="P5" draw:layer="layout" svg:width="1.417cm" svg:height="0.5cm" svg:x="11.917cm" svg:y="14.051cm">
          <draw:text-box>
            <text:p text:style-name="P4"><text:span text:style-name="T1">Remote</text:span></text:p>
          </draw:text-box>
        </draw:frame>
        <draw:frame draw:style-name="gr6" draw:text-style-name="P5" draw:layer="layout" svg:width="1.517cm" svg:height="0.5cm" svg:x="11.817cm" svg:y="13.551cm">
          <draw:text-box>
            <text:p text:style-name="P4"><text:span text:style-name="T1">Hand-Aus</text:span></text:p>
          </draw:text-box>
        </draw:frame>
        <draw:custom-shape draw:style-name="gr3" draw:text-style-name="P2" draw:layer="layout" svg:width="0.2cm" svg:height="4.4cm" svg:x="4.805cm" svg:y="2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cm" svg:height="0.3cm" svg:x="10.805cm" svg:y="16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7cm" svg:height="0.3cm" svg:x="9.105cm" svg:y="16.1cm">
          <text:p/>
          <draw:enhanced-geometry svg:viewBox="0 0 21600 21600" draw:type="rectangle" draw:enhanced-path="M 0 0 L 21600 0 21600 21600 0 21600 0 0 Z N"/>
        </draw:custom-shape>
        <draw:g draw:style-name="gr9">
          <draw:circle draw:style-name="gr10" draw:text-style-name="P6" draw:layer="layout" svg:width="0.7cm" svg:height="0.7cm" svg:x="2.441cm" svg:y="24.04cm">
            <text:p/>
          </draw:circle>
          <draw:g draw:style-name="gr11">
            <draw:line draw:style-name="gr12" draw:text-style-name="P1" draw:layer="layout" svg:x1="2.505cm" svg:y1="24.4cm" svg:x2="3.105cm" svg:y2="24.4cm">
              <text:p/>
            </draw:line>
            <draw:line draw:style-name="gr12" draw:text-style-name="P1" draw:layer="layout" svg:x1="2.805cm" svg:y1="24.7cm" svg:x2="2.805cm" svg:y2="24.1cm">
              <text:p/>
            </draw:line>
          </draw:g>
          <draw:custom-shape draw:style-name="gr13" draw:text-style-name="P7" draw:layer="layout" svg:width="0.2cm" svg:height="0.2cm" svg:x="2.705cm" svg:y="24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3.925cm" svg:y="24.12cm">
            <text:p/>
          </draw:circle>
          <draw:line draw:style-name="gr12" draw:text-style-name="P1" draw:layer="layout" svg:x1="3.955cm" svg:y1="24.4cm" svg:x2="4.455cm" svg:y2="24.4cm">
            <text:p/>
          </draw:line>
          <draw:line draw:style-name="gr12" draw:text-style-name="P1" draw:layer="layout" svg:x1="4.205cm" svg:y1="24.65cm" svg:x2="4.205cm" svg:y2="24.15cm">
            <text:p/>
          </draw:line>
          <draw:custom-shape draw:style-name="gr13" draw:text-style-name="P7" draw:layer="layout" svg:width="0.2cm" svg:height="0.2cm" svg:x="4.106cm" svg:y="24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0" draw:text-style-name="P6" draw:layer="layout" svg:width="0.7cm" svg:height="0.7cm" svg:x="2.451cm" svg:y="22.91cm">
            <text:p/>
          </draw:circle>
          <draw:g draw:style-name="gr11">
            <draw:line draw:style-name="gr12" draw:text-style-name="P1" draw:layer="layout" svg:x1="2.515cm" svg:y1="23.27cm" svg:x2="3.115cm" svg:y2="23.27cm">
              <text:p/>
            </draw:line>
            <draw:line draw:style-name="gr12" draw:text-style-name="P1" draw:layer="layout" svg:x1="2.815cm" svg:y1="23.57cm" svg:x2="2.815cm" svg:y2="22.97cm">
              <text:p/>
            </draw:line>
          </draw:g>
          <draw:custom-shape draw:style-name="gr13" draw:text-style-name="P7" draw:layer="layout" svg:width="0.2cm" svg:height="0.2cm" svg:x="2.715cm" svg:y="23.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3.935cm" svg:y="22.99cm">
            <text:p/>
          </draw:circle>
          <draw:line draw:style-name="gr12" draw:text-style-name="P1" draw:layer="layout" svg:x1="3.965cm" svg:y1="23.27cm" svg:x2="4.465cm" svg:y2="23.27cm">
            <text:p/>
          </draw:line>
          <draw:line draw:style-name="gr12" draw:text-style-name="P1" draw:layer="layout" svg:x1="4.215cm" svg:y1="23.52cm" svg:x2="4.215cm" svg:y2="23.02cm">
            <text:p/>
          </draw:line>
          <draw:custom-shape draw:style-name="gr13" draw:text-style-name="P7" draw:layer="layout" svg:width="0.2cm" svg:height="0.2cm" svg:x="4.116cm" svg:y="23.1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5" draw:text-style-name="P9" draw:layer="layout" svg:width="4cm" svg:height="0.6cm" svg:x="0.805cm" svg:y="22cm">
          <text:p/>
        </draw:rect>
        <draw:frame draw:style-name="gr6" draw:text-style-name="P5" draw:layer="layout" svg:width="3.8cm" svg:height="0.4cm" svg:x="0.905cm" svg:y="22.099cm">
          <draw:text-box>
            <text:p text:style-name="P4"><text:span text:style-name="T1">21: Zweiwegweiche T2</text:span></text:p>
          </draw:text-box>
        </draw:frame>
        <draw:rect draw:style-name="gr16" draw:text-style-name="P10" draw:layer="layout" svg:width="4cm" svg:height="3.6cm" svg:x="0.805cm" svg:y="22.6cm">
          <text:p/>
        </draw:rect>
        <draw:custom-shape draw:style-name="gr4" draw:text-style-name="P2" draw:layer="layout" svg:width="4.4cm" svg:height="0.2cm" svg:x="15.605cm" svg:y="26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5.605cm" svg:y="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9.805cm" svg:y="22cm">
          <text:p/>
          <draw:enhanced-geometry svg:viewBox="0 0 21600 21600" draw:type="rectangle" draw:enhanced-path="M 0 0 L 21600 0 21600 21600 0 21600 0 0 Z N"/>
        </draw:custom-shape>
        <draw:g draw:style-name="gr9">
          <draw:circle draw:style-name="gr10" draw:text-style-name="P6" draw:layer="layout" svg:width="0.7cm" svg:height="0.7cm" svg:x="17.441cm" svg:y="24.04cm">
            <text:p/>
          </draw:circle>
          <draw:g draw:style-name="gr11">
            <draw:line draw:style-name="gr12" draw:text-style-name="P1" draw:layer="layout" svg:x1="17.505cm" svg:y1="24.4cm" svg:x2="18.105cm" svg:y2="24.4cm">
              <text:p/>
            </draw:line>
            <draw:line draw:style-name="gr12" draw:text-style-name="P1" draw:layer="layout" svg:x1="17.805cm" svg:y1="24.7cm" svg:x2="17.805cm" svg:y2="24.1cm">
              <text:p/>
            </draw:line>
          </draw:g>
          <draw:custom-shape draw:style-name="gr13" draw:text-style-name="P7" draw:layer="layout" svg:width="0.2cm" svg:height="0.2cm" svg:x="17.705cm" svg:y="24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8.925cm" svg:y="24.12cm">
            <text:p/>
          </draw:circle>
          <draw:line draw:style-name="gr12" draw:text-style-name="P1" draw:layer="layout" svg:x1="18.955cm" svg:y1="24.4cm" svg:x2="19.455cm" svg:y2="24.4cm">
            <text:p/>
          </draw:line>
          <draw:line draw:style-name="gr12" draw:text-style-name="P1" draw:layer="layout" svg:x1="19.205cm" svg:y1="24.65cm" svg:x2="19.205cm" svg:y2="24.15cm">
            <text:p/>
          </draw:line>
          <draw:custom-shape draw:style-name="gr13" draw:text-style-name="P7" draw:layer="layout" svg:width="0.2cm" svg:height="0.2cm" svg:x="19.106cm" svg:y="24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0" draw:text-style-name="P6" draw:layer="layout" svg:width="0.7cm" svg:height="0.7cm" svg:x="17.451cm" svg:y="25.19cm">
            <text:p/>
          </draw:circle>
          <draw:g draw:style-name="gr11">
            <draw:line draw:style-name="gr12" draw:text-style-name="P1" draw:layer="layout" svg:x1="17.515cm" svg:y1="25.55cm" svg:x2="18.115cm" svg:y2="25.55cm">
              <text:p/>
            </draw:line>
            <draw:line draw:style-name="gr12" draw:text-style-name="P1" draw:layer="layout" svg:x1="17.815cm" svg:y1="25.85cm" svg:x2="17.815cm" svg:y2="25.25cm">
              <text:p/>
            </draw:line>
          </draw:g>
          <draw:custom-shape draw:style-name="gr13" draw:text-style-name="P7" draw:layer="layout" svg:width="0.2cm" svg:height="0.2cm" svg:x="17.715cm" svg:y="25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8.935cm" svg:y="25.27cm">
            <text:p/>
          </draw:circle>
          <draw:line draw:style-name="gr12" draw:text-style-name="P1" draw:layer="layout" svg:x1="18.965cm" svg:y1="25.55cm" svg:x2="19.465cm" svg:y2="25.55cm">
            <text:p/>
          </draw:line>
          <draw:line draw:style-name="gr12" draw:text-style-name="P1" draw:layer="layout" svg:x1="19.215cm" svg:y1="25.8cm" svg:x2="19.215cm" svg:y2="25.3cm">
            <text:p/>
          </draw:line>
          <draw:custom-shape draw:style-name="gr13" draw:text-style-name="P7" draw:layer="layout" svg:width="0.2cm" svg:height="0.2cm" svg:x="19.116cm" svg:y="25.4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6" draw:text-style-name="P10" draw:layer="layout" svg:width="4cm" svg:height="3.6cm" svg:x="15.805cm" svg:y="22.6cm">
          <text:p/>
        </draw:rect>
        <draw:frame draw:style-name="gr6" draw:text-style-name="P5" draw:layer="layout" svg:width="1.2cm" svg:height="0.6cm" svg:x="1.005cm" svg:y="22.9cm">
          <draw:text-box>
            <text:p text:style-name="P4"><text:span text:style-name="T1">LINKS</text:span></text:p>
          </draw:text-box>
        </draw:frame>
        <draw:custom-shape draw:style-name="gr4" draw:text-style-name="P2" draw:layer="layout" svg:width="4.4cm" svg:height="0.2cm" svg:x="5.605cm" svg:y="26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5.605cm" svg:y="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9.805cm" svg:y="22cm">
          <text:p/>
          <draw:enhanced-geometry svg:viewBox="0 0 21600 21600" draw:type="rectangle" draw:enhanced-path="M 0 0 L 21600 0 21600 21600 0 21600 0 0 Z N"/>
        </draw:custom-shape>
        <draw:g draw:style-name="gr11">
          <draw:line draw:style-name="gr12" draw:text-style-name="P1" draw:layer="layout" svg:x1="6.105cm" svg:y1="24.4cm" svg:x2="6.705cm" svg:y2="24.4cm">
            <text:p/>
          </draw:line>
          <draw:line draw:style-name="gr12" draw:text-style-name="P1" draw:layer="layout" svg:x1="6.405cm" svg:y1="24.7cm" svg:x2="6.405cm" svg:y2="24.1cm">
            <text:p/>
          </draw:line>
        </draw:g>
        <draw:g draw:style-name="gr9">
          <draw:circle draw:style-name="gr10" draw:text-style-name="P6" draw:layer="layout" svg:width="0.7cm" svg:height="0.7cm" svg:x="7.441cm" svg:y="24.04cm">
            <text:p/>
          </draw:circle>
          <draw:g draw:style-name="gr11">
            <draw:line draw:style-name="gr12" draw:text-style-name="P1" draw:layer="layout" svg:x1="7.505cm" svg:y1="24.4cm" svg:x2="8.105cm" svg:y2="24.4cm">
              <text:p/>
            </draw:line>
            <draw:line draw:style-name="gr12" draw:text-style-name="P1" draw:layer="layout" svg:x1="7.805cm" svg:y1="24.7cm" svg:x2="7.805cm" svg:y2="24.1cm">
              <text:p/>
            </draw:line>
          </draw:g>
          <draw:custom-shape draw:style-name="gr13" draw:text-style-name="P7" draw:layer="layout" svg:width="0.2cm" svg:height="0.2cm" svg:x="7.705cm" svg:y="24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6.125cm" svg:y="24.12cm">
            <text:p/>
          </draw:circle>
          <draw:line draw:style-name="gr12" draw:text-style-name="P1" draw:layer="layout" svg:x1="6.155cm" svg:y1="24.4cm" svg:x2="6.655cm" svg:y2="24.4cm">
            <text:p/>
          </draw:line>
          <draw:line draw:style-name="gr12" draw:text-style-name="P1" draw:layer="layout" svg:x1="6.405cm" svg:y1="24.65cm" svg:x2="6.405cm" svg:y2="24.15cm">
            <text:p/>
          </draw:line>
          <draw:custom-shape draw:style-name="gr13" draw:text-style-name="P7" draw:layer="layout" svg:width="0.2cm" svg:height="0.2cm" svg:x="6.306cm" svg:y="24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6.115cm" svg:y1="25.55cm" svg:x2="6.715cm" svg:y2="25.55cm">
            <text:p/>
          </draw:line>
          <draw:line draw:style-name="gr12" draw:text-style-name="P1" draw:layer="layout" svg:x1="6.415cm" svg:y1="25.85cm" svg:x2="6.415cm" svg:y2="25.25cm">
            <text:p/>
          </draw:line>
        </draw:g>
        <draw:g draw:style-name="gr9">
          <draw:circle draw:style-name="gr10" draw:text-style-name="P6" draw:layer="layout" svg:width="0.7cm" svg:height="0.7cm" svg:x="7.451cm" svg:y="25.19cm">
            <text:p/>
          </draw:circle>
          <draw:g draw:style-name="gr11">
            <draw:line draw:style-name="gr12" draw:text-style-name="P1" draw:layer="layout" svg:x1="7.515cm" svg:y1="25.55cm" svg:x2="8.115cm" svg:y2="25.55cm">
              <text:p/>
            </draw:line>
            <draw:line draw:style-name="gr12" draw:text-style-name="P1" draw:layer="layout" svg:x1="7.815cm" svg:y1="25.85cm" svg:x2="7.815cm" svg:y2="25.25cm">
              <text:p/>
            </draw:line>
          </draw:g>
          <draw:custom-shape draw:style-name="gr13" draw:text-style-name="P7" draw:layer="layout" svg:width="0.2cm" svg:height="0.2cm" svg:x="7.715cm" svg:y="25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6.135cm" svg:y="25.27cm">
            <text:p/>
          </draw:circle>
          <draw:line draw:style-name="gr12" draw:text-style-name="P1" draw:layer="layout" svg:x1="6.165cm" svg:y1="25.55cm" svg:x2="6.665cm" svg:y2="25.55cm">
            <text:p/>
          </draw:line>
          <draw:line draw:style-name="gr12" draw:text-style-name="P1" draw:layer="layout" svg:x1="6.415cm" svg:y1="25.8cm" svg:x2="6.415cm" svg:y2="25.3cm">
            <text:p/>
          </draw:line>
          <draw:custom-shape draw:style-name="gr13" draw:text-style-name="P7" draw:layer="layout" svg:width="0.2cm" svg:height="0.2cm" svg:x="6.316cm" svg:y="25.4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6" draw:text-style-name="P10" draw:layer="layout" svg:width="4cm" svg:height="3.6cm" svg:x="5.805cm" svg:y="22.6cm">
          <text:p/>
        </draw:rect>
        <draw:g draw:style-name="gr11">
          <draw:line draw:style-name="gr12" draw:text-style-name="P1" draw:layer="layout" svg:x1="6.105cm" svg:y1="24.4cm" svg:x2="6.705cm" svg:y2="24.4cm">
            <text:p/>
          </draw:line>
          <draw:line draw:style-name="gr12" draw:text-style-name="P1" draw:layer="layout" svg:x1="6.405cm" svg:y1="24.7cm" svg:x2="6.405cm" svg:y2="24.1cm">
            <text:p/>
          </draw:line>
        </draw:g>
        <draw:frame draw:style-name="gr6" draw:text-style-name="P5" draw:layer="layout" svg:width="1.2cm" svg:height="0.6cm" svg:x="8.405cm" svg:y="25.4cm">
          <draw:text-box>
            <text:p text:style-name="P4"><text:span text:style-name="T1">LINKS</text:span></text:p>
          </draw:text-box>
        </draw:frame>
        <draw:rect draw:style-name="gr15" draw:text-style-name="P9" draw:layer="layout" svg:width="4cm" svg:height="0.6cm" svg:x="5.805cm" svg:y="22cm">
          <text:p/>
        </draw:rect>
        <draw:frame draw:style-name="gr6" draw:text-style-name="P5" draw:layer="layout" svg:width="3.8cm" svg:height="0.4cm" svg:x="5.905cm" svg:y="22.099cm">
          <draw:text-box>
            <text:p text:style-name="P4"><text:span text:style-name="T1">21: Zweiwegweiche T2</text:span></text:p>
          </draw:text-box>
        </draw:frame>
        <draw:custom-shape draw:style-name="gr4" draw:text-style-name="P2" draw:layer="layout" svg:width="4.4cm" svg:height="0.2cm" svg:x="15.605cm" svg:y="16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5.605cm" svg:y="11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9.805cm" svg:y="11.9cm">
          <text:p/>
          <draw:enhanced-geometry svg:viewBox="0 0 21600 21600" draw:type="rectangle" draw:enhanced-path="M 0 0 L 21600 0 21600 21600 0 21600 0 0 Z N"/>
        </draw:custom-shape>
        <draw:g draw:style-name="gr11">
          <draw:line draw:style-name="gr12" draw:text-style-name="P1" draw:layer="layout" svg:x1="16.105cm" svg:y1="14.3cm" svg:x2="16.705cm" svg:y2="14.3cm">
            <text:p/>
          </draw:line>
          <draw:line draw:style-name="gr12" draw:text-style-name="P1" draw:layer="layout" svg:x1="16.405cm" svg:y1="14.6cm" svg:x2="16.405cm" svg:y2="14cm">
            <text:p/>
          </draw:line>
        </draw:g>
        <draw:g draw:style-name="gr9">
          <draw:circle draw:style-name="gr10" draw:text-style-name="P6" draw:layer="layout" svg:width="0.7cm" svg:height="0.7cm" svg:x="17.441cm" svg:y="13.94cm">
            <text:p/>
          </draw:circle>
          <draw:g draw:style-name="gr11">
            <draw:line draw:style-name="gr12" draw:text-style-name="P1" draw:layer="layout" svg:x1="17.505cm" svg:y1="14.3cm" svg:x2="18.105cm" svg:y2="14.3cm">
              <text:p/>
            </draw:line>
            <draw:line draw:style-name="gr12" draw:text-style-name="P1" draw:layer="layout" svg:x1="17.805cm" svg:y1="14.6cm" svg:x2="17.805cm" svg:y2="14cm">
              <text:p/>
            </draw:line>
          </draw:g>
          <draw:custom-shape draw:style-name="gr13" draw:text-style-name="P7" draw:layer="layout" svg:width="0.2cm" svg:height="0.2cm" svg:x="17.705cm" svg:y="1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6.125cm" svg:y="14.02cm">
            <text:p/>
          </draw:circle>
          <draw:line draw:style-name="gr12" draw:text-style-name="P1" draw:layer="layout" svg:x1="16.155cm" svg:y1="14.3cm" svg:x2="16.655cm" svg:y2="14.3cm">
            <text:p/>
          </draw:line>
          <draw:line draw:style-name="gr12" draw:text-style-name="P1" draw:layer="layout" svg:x1="16.405cm" svg:y1="14.55cm" svg:x2="16.405cm" svg:y2="14.05cm">
            <text:p/>
          </draw:line>
          <draw:custom-shape draw:style-name="gr13" draw:text-style-name="P7" draw:layer="layout" svg:width="0.2cm" svg:height="0.2cm" svg:x="16.306cm" svg:y="14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8.935cm" svg:y="12.89cm">
            <text:p/>
          </draw:circle>
          <draw:line draw:style-name="gr12" draw:text-style-name="P1" draw:layer="layout" svg:x1="18.965cm" svg:y1="13.17cm" svg:x2="19.465cm" svg:y2="13.17cm">
            <text:p/>
          </draw:line>
          <draw:line draw:style-name="gr12" draw:text-style-name="P1" draw:layer="layout" svg:x1="19.215cm" svg:y1="13.42cm" svg:x2="19.215cm" svg:y2="12.92cm">
            <text:p/>
          </draw:line>
          <draw:custom-shape draw:style-name="gr13" draw:text-style-name="P7" draw:layer="layout" svg:width="0.2cm" svg:height="0.2cm" svg:x="19.116cm" svg:y="13.0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8.935cm" svg:y="15.17cm">
            <text:p/>
          </draw:circle>
          <draw:line draw:style-name="gr12" draw:text-style-name="P1" draw:layer="layout" svg:x1="18.965cm" svg:y1="15.45cm" svg:x2="19.465cm" svg:y2="15.45cm">
            <text:p/>
          </draw:line>
          <draw:line draw:style-name="gr12" draw:text-style-name="P1" draw:layer="layout" svg:x1="19.215cm" svg:y1="15.7cm" svg:x2="19.215cm" svg:y2="15.2cm">
            <text:p/>
          </draw:line>
          <draw:custom-shape draw:style-name="gr13" draw:text-style-name="P7" draw:layer="layout" svg:width="0.2cm" svg:height="0.2cm" svg:x="19.116cm" svg:y="15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6" draw:text-style-name="P10" draw:layer="layout" svg:width="4cm" svg:height="3.6cm" svg:x="15.805cm" svg:y="12.5cm">
          <text:p/>
        </draw:rect>
        <draw:custom-shape draw:style-name="gr4" draw:text-style-name="P2" draw:layer="layout" svg:width="4.4cm" svg:height="0.2cm" svg:x="10.605cm" svg:y="26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0.605cm" svg:y="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4.805cm" svg:y="22cm">
          <text:p/>
          <draw:enhanced-geometry svg:viewBox="0 0 21600 21600" draw:type="rectangle" draw:enhanced-path="M 0 0 L 21600 0 21600 21600 0 21600 0 0 Z N"/>
        </draw:custom-shape>
        <draw:g draw:style-name="gr11">
          <draw:line draw:style-name="gr12" draw:text-style-name="P1" draw:layer="layout" svg:x1="11.105cm" svg:y1="24.4cm" svg:x2="11.705cm" svg:y2="24.4cm">
            <text:p/>
          </draw:line>
          <draw:line draw:style-name="gr12" draw:text-style-name="P1" draw:layer="layout" svg:x1="11.405cm" svg:y1="24.7cm" svg:x2="11.405cm" svg:y2="24.1cm">
            <text:p/>
          </draw:line>
        </draw:g>
        <draw:g draw:style-name="gr9">
          <draw:circle draw:style-name="gr10" draw:text-style-name="P6" draw:layer="layout" svg:width="0.7cm" svg:height="0.7cm" svg:x="12.441cm" svg:y="24.04cm">
            <text:p/>
          </draw:circle>
          <draw:g draw:style-name="gr11">
            <draw:line draw:style-name="gr12" draw:text-style-name="P1" draw:layer="layout" svg:x1="12.505cm" svg:y1="24.4cm" svg:x2="13.105cm" svg:y2="24.4cm">
              <text:p/>
            </draw:line>
            <draw:line draw:style-name="gr12" draw:text-style-name="P1" draw:layer="layout" svg:x1="12.805cm" svg:y1="24.7cm" svg:x2="12.805cm" svg:y2="24.1cm">
              <text:p/>
            </draw:line>
          </draw:g>
          <draw:custom-shape draw:style-name="gr13" draw:text-style-name="P7" draw:layer="layout" svg:width="0.2cm" svg:height="0.2cm" svg:x="12.705cm" svg:y="24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1.125cm" svg:y="24.12cm">
            <text:p/>
          </draw:circle>
          <draw:line draw:style-name="gr12" draw:text-style-name="P1" draw:layer="layout" svg:x1="11.155cm" svg:y1="24.4cm" svg:x2="11.655cm" svg:y2="24.4cm">
            <text:p/>
          </draw:line>
          <draw:line draw:style-name="gr12" draw:text-style-name="P1" draw:layer="layout" svg:x1="11.405cm" svg:y1="24.65cm" svg:x2="11.405cm" svg:y2="24.15cm">
            <text:p/>
          </draw:line>
          <draw:custom-shape draw:style-name="gr13" draw:text-style-name="P7" draw:layer="layout" svg:width="0.2cm" svg:height="0.2cm" svg:x="11.306cm" svg:y="24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11.115cm" svg:y1="23.27cm" svg:x2="11.715cm" svg:y2="23.27cm">
            <text:p/>
          </draw:line>
          <draw:line draw:style-name="gr12" draw:text-style-name="P1" draw:layer="layout" svg:x1="11.415cm" svg:y1="23.57cm" svg:x2="11.415cm" svg:y2="22.97cm">
            <text:p/>
          </draw:line>
        </draw:g>
        <draw:g draw:style-name="gr9">
          <draw:circle draw:style-name="gr10" draw:text-style-name="P6" draw:layer="layout" svg:width="0.7cm" svg:height="0.7cm" svg:x="12.451cm" svg:y="22.91cm">
            <text:p/>
          </draw:circle>
          <draw:g draw:style-name="gr11">
            <draw:line draw:style-name="gr12" draw:text-style-name="P1" draw:layer="layout" svg:x1="12.515cm" svg:y1="23.27cm" svg:x2="13.115cm" svg:y2="23.27cm">
              <text:p/>
            </draw:line>
            <draw:line draw:style-name="gr12" draw:text-style-name="P1" draw:layer="layout" svg:x1="12.815cm" svg:y1="23.57cm" svg:x2="12.815cm" svg:y2="22.97cm">
              <text:p/>
            </draw:line>
          </draw:g>
          <draw:custom-shape draw:style-name="gr13" draw:text-style-name="P7" draw:layer="layout" svg:width="0.2cm" svg:height="0.2cm" svg:x="12.715cm" svg:y="23.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1.135cm" svg:y="22.99cm">
            <text:p/>
          </draw:circle>
          <draw:line draw:style-name="gr12" draw:text-style-name="P1" draw:layer="layout" svg:x1="11.165cm" svg:y1="23.27cm" svg:x2="11.665cm" svg:y2="23.27cm">
            <text:p/>
          </draw:line>
          <draw:line draw:style-name="gr12" draw:text-style-name="P1" draw:layer="layout" svg:x1="11.415cm" svg:y1="23.52cm" svg:x2="11.415cm" svg:y2="23.02cm">
            <text:p/>
          </draw:line>
          <draw:custom-shape draw:style-name="gr13" draw:text-style-name="P7" draw:layer="layout" svg:width="0.2cm" svg:height="0.2cm" svg:x="11.316cm" svg:y="23.1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6" draw:text-style-name="P10" draw:layer="layout" svg:width="4cm" svg:height="3.6cm" svg:x="10.805cm" svg:y="22.6cm">
          <text:p/>
        </draw:rect>
        <draw:rect draw:style-name="gr15" draw:text-style-name="P9" draw:layer="layout" svg:width="4cm" svg:height="0.6cm" svg:x="10.805cm" svg:y="22cm">
          <text:p/>
        </draw:rect>
        <draw:frame draw:style-name="gr6" draw:text-style-name="P5" draw:layer="layout" svg:width="3.8cm" svg:height="0.4cm" svg:x="10.905cm" svg:y="22.099cm">
          <draw:text-box>
            <text:p text:style-name="P4"><text:span text:style-name="T1">141: Weiche Gleis 2 auf 1</text:span></text:p>
          </draw:text-box>
        </draw:frame>
        <draw:rect draw:style-name="gr15" draw:text-style-name="P9" draw:layer="layout" svg:width="4cm" svg:height="0.6cm" svg:x="15.805cm" svg:y="22cm">
          <text:p/>
        </draw:rect>
        <draw:frame draw:style-name="gr6" draw:text-style-name="P5" draw:layer="layout" svg:width="3.8cm" svg:height="0.4cm" svg:x="15.905cm" svg:y="22.099cm">
          <draw:text-box>
            <text:p text:style-name="P4"><text:span text:style-name="T1">21: Zweiwegweiche T2</text:span></text:p>
          </draw:text-box>
        </draw:frame>
        <draw:frame draw:style-name="gr6" draw:text-style-name="P5" draw:layer="layout" svg:width="1.2cm" svg:height="0.6cm" svg:x="13.405cm" svg:y="22.9cm">
          <draw:text-box>
            <text:p text:style-name="P4"><text:span text:style-name="T1">RECHTS</text:span></text:p>
          </draw:text-box>
        </draw:frame>
        <draw:frame draw:style-name="gr6" draw:text-style-name="P5" draw:layer="layout" svg:width="1.2cm" svg:height="0.6cm" svg:x="16.005cm" svg:y="25.4cm">
          <draw:text-box>
            <text:p text:style-name="P4"><text:span text:style-name="T1">RECHTS</text:span></text:p>
          </draw:text-box>
        </draw:frame>
        <draw:g draw:style-name="gr11">
          <draw:line draw:style-name="gr12" draw:text-style-name="P1" draw:layer="layout" svg:x1="11.105cm" svg:y1="14.3cm" svg:x2="11.705cm" svg:y2="14.3cm">
            <text:p/>
          </draw:line>
          <draw:line draw:style-name="gr12" draw:text-style-name="P1" draw:layer="layout" svg:x1="11.405cm" svg:y1="14.6cm" svg:x2="11.405cm" svg:y2="14cm">
            <text:p/>
          </draw:line>
        </draw:g>
        <draw:g draw:style-name="gr9">
          <draw:circle draw:style-name="gr14" draw:text-style-name="P8" draw:layer="layout" svg:width="0.56cm" svg:height="0.56cm" svg:x="11.125cm" svg:y="14.02cm">
            <text:p/>
          </draw:circle>
          <draw:line draw:style-name="gr12" draw:text-style-name="P1" draw:layer="layout" svg:x1="11.155cm" svg:y1="14.3cm" svg:x2="11.655cm" svg:y2="14.3cm">
            <text:p/>
          </draw:line>
          <draw:line draw:style-name="gr12" draw:text-style-name="P1" draw:layer="layout" svg:x1="11.405cm" svg:y1="14.55cm" svg:x2="11.405cm" svg:y2="14.05cm">
            <text:p/>
          </draw:line>
          <draw:custom-shape draw:style-name="gr13" draw:text-style-name="P7" draw:layer="layout" svg:width="0.2cm" svg:height="0.2cm" svg:x="11.306cm" svg:y="14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11.115cm" svg:y1="13.17cm" svg:x2="11.715cm" svg:y2="13.17cm">
            <text:p/>
          </draw:line>
          <draw:line draw:style-name="gr12" draw:text-style-name="P1" draw:layer="layout" svg:x1="11.415cm" svg:y1="13.47cm" svg:x2="11.415cm" svg:y2="12.87cm">
            <text:p/>
          </draw:line>
        </draw:g>
        <draw:g draw:style-name="gr9">
          <draw:circle draw:style-name="gr10" draw:text-style-name="P6" draw:layer="layout" svg:width="0.7cm" svg:height="0.7cm" svg:x="12.451cm" svg:y="12.81cm">
            <text:p/>
          </draw:circle>
          <draw:g draw:style-name="gr11">
            <draw:line draw:style-name="gr12" draw:text-style-name="P1" draw:layer="layout" svg:x1="12.515cm" svg:y1="13.17cm" svg:x2="13.115cm" svg:y2="13.17cm">
              <text:p/>
            </draw:line>
            <draw:line draw:style-name="gr12" draw:text-style-name="P1" draw:layer="layout" svg:x1="12.815cm" svg:y1="13.47cm" svg:x2="12.815cm" svg:y2="12.87cm">
              <text:p/>
            </draw:line>
          </draw:g>
          <draw:custom-shape draw:style-name="gr13" draw:text-style-name="P7" draw:layer="layout" svg:width="0.2cm" svg:height="0.2cm" svg:x="12.715cm" svg:y="13.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3.935cm" svg:y="12.89cm">
            <text:p/>
          </draw:circle>
          <draw:line draw:style-name="gr12" draw:text-style-name="P1" draw:layer="layout" svg:x1="13.965cm" svg:y1="13.17cm" svg:x2="14.465cm" svg:y2="13.17cm">
            <text:p/>
          </draw:line>
          <draw:line draw:style-name="gr12" draw:text-style-name="P1" draw:layer="layout" svg:x1="14.215cm" svg:y1="13.42cm" svg:x2="14.215cm" svg:y2="12.92cm">
            <text:p/>
          </draw:line>
          <draw:custom-shape draw:style-name="gr13" draw:text-style-name="P7" draw:layer="layout" svg:width="0.2cm" svg:height="0.2cm" svg:x="14.116cm" svg:y="13.0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1.135cm" svg:y="12.89cm">
            <text:p/>
          </draw:circle>
          <draw:line draw:style-name="gr12" draw:text-style-name="P1" draw:layer="layout" svg:x1="11.165cm" svg:y1="13.17cm" svg:x2="11.665cm" svg:y2="13.17cm">
            <text:p/>
          </draw:line>
          <draw:line draw:style-name="gr12" draw:text-style-name="P1" draw:layer="layout" svg:x1="11.415cm" svg:y1="13.42cm" svg:x2="11.415cm" svg:y2="12.92cm">
            <text:p/>
          </draw:line>
          <draw:custom-shape draw:style-name="gr13" draw:text-style-name="P7" draw:layer="layout" svg:width="0.2cm" svg:height="0.2cm" svg:x="11.316cm" svg:y="13.0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11.115cm" svg:y1="15.45cm" svg:x2="11.715cm" svg:y2="15.45cm">
            <text:p/>
          </draw:line>
          <draw:line draw:style-name="gr12" draw:text-style-name="P1" draw:layer="layout" svg:x1="11.415cm" svg:y1="15.75cm" svg:x2="11.415cm" svg:y2="15.15cm">
            <text:p/>
          </draw:line>
        </draw:g>
        <draw:g draw:style-name="gr9">
          <draw:circle draw:style-name="gr10" draw:text-style-name="P6" draw:layer="layout" svg:width="0.7cm" svg:height="0.7cm" svg:x="12.451cm" svg:y="15.09cm">
            <text:p/>
          </draw:circle>
          <draw:g draw:style-name="gr11">
            <draw:line draw:style-name="gr12" draw:text-style-name="P1" draw:layer="layout" svg:x1="12.515cm" svg:y1="15.45cm" svg:x2="13.115cm" svg:y2="15.45cm">
              <text:p/>
            </draw:line>
            <draw:line draw:style-name="gr12" draw:text-style-name="P1" draw:layer="layout" svg:x1="12.815cm" svg:y1="15.75cm" svg:x2="12.815cm" svg:y2="15.15cm">
              <text:p/>
            </draw:line>
          </draw:g>
          <draw:custom-shape draw:style-name="gr13" draw:text-style-name="P7" draw:layer="layout" svg:width="0.2cm" svg:height="0.2cm" svg:x="12.715cm" svg:y="1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3.935cm" svg:y="15.17cm">
            <text:p/>
          </draw:circle>
          <draw:line draw:style-name="gr12" draw:text-style-name="P1" draw:layer="layout" svg:x1="13.965cm" svg:y1="15.45cm" svg:x2="14.465cm" svg:y2="15.45cm">
            <text:p/>
          </draw:line>
          <draw:line draw:style-name="gr12" draw:text-style-name="P1" draw:layer="layout" svg:x1="14.215cm" svg:y1="15.7cm" svg:x2="14.215cm" svg:y2="15.2cm">
            <text:p/>
          </draw:line>
          <draw:custom-shape draw:style-name="gr13" draw:text-style-name="P7" draw:layer="layout" svg:width="0.2cm" svg:height="0.2cm" svg:x="14.116cm" svg:y="15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1.135cm" svg:y="15.17cm">
            <text:p/>
          </draw:circle>
          <draw:line draw:style-name="gr12" draw:text-style-name="P1" draw:layer="layout" svg:x1="11.165cm" svg:y1="15.45cm" svg:x2="11.665cm" svg:y2="15.45cm">
            <text:p/>
          </draw:line>
          <draw:line draw:style-name="gr12" draw:text-style-name="P1" draw:layer="layout" svg:x1="11.415cm" svg:y1="15.7cm" svg:x2="11.415cm" svg:y2="15.2cm">
            <text:p/>
          </draw:line>
          <draw:custom-shape draw:style-name="gr13" draw:text-style-name="P7" draw:layer="layout" svg:width="0.2cm" svg:height="0.2cm" svg:x="11.316cm" svg:y="15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6" draw:text-style-name="P10" draw:layer="layout" svg:width="4cm" svg:height="3.6cm" svg:x="10.805cm" svg:y="12.5cm">
          <text:p/>
        </draw:rect>
        <draw:custom-shape draw:style-name="gr4" draw:text-style-name="P2" draw:layer="layout" svg:width="4.4cm" svg:height="0.2cm" svg:x="5.605cm" svg:y="16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5.605cm" svg:y="11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9.805cm" svg:y="11.9cm">
          <text:p/>
          <draw:enhanced-geometry svg:viewBox="0 0 21600 21600" draw:type="rectangle" draw:enhanced-path="M 0 0 L 21600 0 21600 21600 0 21600 0 0 Z N"/>
        </draw:custom-shape>
        <draw:g draw:style-name="gr11">
          <draw:line draw:style-name="gr12" draw:text-style-name="P1" draw:layer="layout" svg:x1="6.105cm" svg:y1="14.3cm" svg:x2="6.705cm" svg:y2="14.3cm">
            <text:p/>
          </draw:line>
          <draw:line draw:style-name="gr12" draw:text-style-name="P1" draw:layer="layout" svg:x1="6.405cm" svg:y1="14.6cm" svg:x2="6.405cm" svg:y2="14cm">
            <text:p/>
          </draw:line>
        </draw:g>
        <draw:g draw:style-name="gr9">
          <draw:circle draw:style-name="gr10" draw:text-style-name="P6" draw:layer="layout" svg:width="0.7cm" svg:height="0.7cm" svg:x="7.441cm" svg:y="13.94cm">
            <text:p/>
          </draw:circle>
          <draw:g draw:style-name="gr11">
            <draw:line draw:style-name="gr12" draw:text-style-name="P1" draw:layer="layout" svg:x1="7.505cm" svg:y1="14.3cm" svg:x2="8.105cm" svg:y2="14.3cm">
              <text:p/>
            </draw:line>
            <draw:line draw:style-name="gr12" draw:text-style-name="P1" draw:layer="layout" svg:x1="7.805cm" svg:y1="14.6cm" svg:x2="7.805cm" svg:y2="14cm">
              <text:p/>
            </draw:line>
          </draw:g>
          <draw:custom-shape draw:style-name="gr13" draw:text-style-name="P7" draw:layer="layout" svg:width="0.2cm" svg:height="0.2cm" svg:x="7.705cm" svg:y="1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6.125cm" svg:y="14.02cm">
            <text:p/>
          </draw:circle>
          <draw:line draw:style-name="gr12" draw:text-style-name="P1" draw:layer="layout" svg:x1="6.155cm" svg:y1="14.3cm" svg:x2="6.655cm" svg:y2="14.3cm">
            <text:p/>
          </draw:line>
          <draw:line draw:style-name="gr12" draw:text-style-name="P1" draw:layer="layout" svg:x1="6.405cm" svg:y1="14.55cm" svg:x2="6.405cm" svg:y2="14.05cm">
            <text:p/>
          </draw:line>
          <draw:custom-shape draw:style-name="gr13" draw:text-style-name="P7" draw:layer="layout" svg:width="0.2cm" svg:height="0.2cm" svg:x="6.306cm" svg:y="14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6.115cm" svg:y1="13.17cm" svg:x2="6.715cm" svg:y2="13.17cm">
            <text:p/>
          </draw:line>
          <draw:line draw:style-name="gr12" draw:text-style-name="P1" draw:layer="layout" svg:x1="6.415cm" svg:y1="13.47cm" svg:x2="6.415cm" svg:y2="12.87cm">
            <text:p/>
          </draw:line>
        </draw:g>
        <draw:g draw:style-name="gr9">
          <draw:circle draw:style-name="gr10" draw:text-style-name="P6" draw:layer="layout" svg:width="0.7cm" svg:height="0.7cm" svg:x="7.451cm" svg:y="12.81cm">
            <text:p/>
          </draw:circle>
          <draw:g draw:style-name="gr11">
            <draw:line draw:style-name="gr12" draw:text-style-name="P1" draw:layer="layout" svg:x1="7.515cm" svg:y1="13.17cm" svg:x2="8.115cm" svg:y2="13.17cm">
              <text:p/>
            </draw:line>
            <draw:line draw:style-name="gr12" draw:text-style-name="P1" draw:layer="layout" svg:x1="7.815cm" svg:y1="13.47cm" svg:x2="7.815cm" svg:y2="12.87cm">
              <text:p/>
            </draw:line>
          </draw:g>
          <draw:custom-shape draw:style-name="gr13" draw:text-style-name="P7" draw:layer="layout" svg:width="0.2cm" svg:height="0.2cm" svg:x="7.715cm" svg:y="13.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6.135cm" svg:y="12.89cm">
            <text:p/>
          </draw:circle>
          <draw:line draw:style-name="gr12" draw:text-style-name="P1" draw:layer="layout" svg:x1="6.165cm" svg:y1="13.17cm" svg:x2="6.665cm" svg:y2="13.17cm">
            <text:p/>
          </draw:line>
          <draw:line draw:style-name="gr12" draw:text-style-name="P1" draw:layer="layout" svg:x1="6.415cm" svg:y1="13.42cm" svg:x2="6.415cm" svg:y2="12.92cm">
            <text:p/>
          </draw:line>
          <draw:custom-shape draw:style-name="gr13" draw:text-style-name="P7" draw:layer="layout" svg:width="0.2cm" svg:height="0.2cm" svg:x="6.316cm" svg:y="13.0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6.115cm" svg:y1="15.45cm" svg:x2="6.715cm" svg:y2="15.45cm">
            <text:p/>
          </draw:line>
          <draw:line draw:style-name="gr12" draw:text-style-name="P1" draw:layer="layout" svg:x1="6.415cm" svg:y1="15.75cm" svg:x2="6.415cm" svg:y2="15.15cm">
            <text:p/>
          </draw:line>
        </draw:g>
        <draw:g draw:style-name="gr9">
          <draw:circle draw:style-name="gr10" draw:text-style-name="P6" draw:layer="layout" svg:width="0.7cm" svg:height="0.7cm" svg:x="7.451cm" svg:y="15.09cm">
            <text:p/>
          </draw:circle>
          <draw:g draw:style-name="gr11">
            <draw:line draw:style-name="gr12" draw:text-style-name="P1" draw:layer="layout" svg:x1="7.515cm" svg:y1="15.45cm" svg:x2="8.115cm" svg:y2="15.45cm">
              <text:p/>
            </draw:line>
            <draw:line draw:style-name="gr12" draw:text-style-name="P1" draw:layer="layout" svg:x1="7.815cm" svg:y1="15.75cm" svg:x2="7.815cm" svg:y2="15.15cm">
              <text:p/>
            </draw:line>
          </draw:g>
          <draw:custom-shape draw:style-name="gr13" draw:text-style-name="P7" draw:layer="layout" svg:width="0.2cm" svg:height="0.2cm" svg:x="7.715cm" svg:y="1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6.135cm" svg:y="15.17cm">
            <text:p/>
          </draw:circle>
          <draw:line draw:style-name="gr12" draw:text-style-name="P1" draw:layer="layout" svg:x1="6.165cm" svg:y1="15.45cm" svg:x2="6.665cm" svg:y2="15.45cm">
            <text:p/>
          </draw:line>
          <draw:line draw:style-name="gr12" draw:text-style-name="P1" draw:layer="layout" svg:x1="6.415cm" svg:y1="15.7cm" svg:x2="6.415cm" svg:y2="15.2cm">
            <text:p/>
          </draw:line>
          <draw:custom-shape draw:style-name="gr13" draw:text-style-name="P7" draw:layer="layout" svg:width="0.2cm" svg:height="0.2cm" svg:x="6.316cm" svg:y="15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6" draw:text-style-name="P10" draw:layer="layout" svg:width="4cm" svg:height="3.6cm" svg:x="5.805cm" svg:y="12.5cm">
          <text:p/>
        </draw:rect>
        <draw:g draw:style-name="gr9">
          <draw:circle draw:style-name="gr10" draw:text-style-name="P6" draw:layer="layout" svg:width="0.7cm" svg:height="0.7cm" svg:x="2.441cm" svg:y="13.94cm">
            <text:p/>
          </draw:circle>
          <draw:g draw:style-name="gr11">
            <draw:line draw:style-name="gr12" draw:text-style-name="P1" draw:layer="layout" svg:x1="2.505cm" svg:y1="14.3cm" svg:x2="3.105cm" svg:y2="14.3cm">
              <text:p/>
            </draw:line>
            <draw:line draw:style-name="gr12" draw:text-style-name="P1" draw:layer="layout" svg:x1="2.805cm" svg:y1="14.6cm" svg:x2="2.805cm" svg:y2="14cm">
              <text:p/>
            </draw:line>
          </draw:g>
          <draw:custom-shape draw:style-name="gr13" draw:text-style-name="P7" draw:layer="layout" svg:width="0.2cm" svg:height="0.2cm" svg:x="2.705cm" svg:y="1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3.925cm" svg:y="14.02cm">
            <text:p/>
          </draw:circle>
          <draw:line draw:style-name="gr12" draw:text-style-name="P1" draw:layer="layout" svg:x1="3.955cm" svg:y1="14.3cm" svg:x2="4.455cm" svg:y2="14.3cm">
            <text:p/>
          </draw:line>
          <draw:line draw:style-name="gr12" draw:text-style-name="P1" draw:layer="layout" svg:x1="4.205cm" svg:y1="14.55cm" svg:x2="4.205cm" svg:y2="14.05cm">
            <text:p/>
          </draw:line>
          <draw:custom-shape draw:style-name="gr13" draw:text-style-name="P7" draw:layer="layout" svg:width="0.2cm" svg:height="0.2cm" svg:x="4.106cm" svg:y="14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0" draw:text-style-name="P6" draw:layer="layout" svg:width="0.7cm" svg:height="0.7cm" svg:x="2.451cm" svg:y="12.81cm">
            <text:p/>
          </draw:circle>
          <draw:g draw:style-name="gr11">
            <draw:line draw:style-name="gr12" draw:text-style-name="P1" draw:layer="layout" svg:x1="2.515cm" svg:y1="13.17cm" svg:x2="3.115cm" svg:y2="13.17cm">
              <text:p/>
            </draw:line>
            <draw:line draw:style-name="gr12" draw:text-style-name="P1" draw:layer="layout" svg:x1="2.815cm" svg:y1="13.47cm" svg:x2="2.815cm" svg:y2="12.87cm">
              <text:p/>
            </draw:line>
          </draw:g>
          <draw:custom-shape draw:style-name="gr13" draw:text-style-name="P7" draw:layer="layout" svg:width="0.2cm" svg:height="0.2cm" svg:x="2.715cm" svg:y="13.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3.935cm" svg:y="12.89cm">
            <text:p/>
          </draw:circle>
          <draw:line draw:style-name="gr12" draw:text-style-name="P1" draw:layer="layout" svg:x1="3.965cm" svg:y1="13.17cm" svg:x2="4.465cm" svg:y2="13.17cm">
            <text:p/>
          </draw:line>
          <draw:line draw:style-name="gr12" draw:text-style-name="P1" draw:layer="layout" svg:x1="4.215cm" svg:y1="13.42cm" svg:x2="4.215cm" svg:y2="12.92cm">
            <text:p/>
          </draw:line>
          <draw:custom-shape draw:style-name="gr13" draw:text-style-name="P7" draw:layer="layout" svg:width="0.2cm" svg:height="0.2cm" svg:x="4.116cm" svg:y="13.0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0" draw:text-style-name="P6" draw:layer="layout" svg:width="0.7cm" svg:height="0.7cm" svg:x="2.451cm" svg:y="15.09cm">
            <text:p/>
          </draw:circle>
          <draw:g draw:style-name="gr11">
            <draw:line draw:style-name="gr12" draw:text-style-name="P1" draw:layer="layout" svg:x1="2.515cm" svg:y1="15.45cm" svg:x2="3.115cm" svg:y2="15.45cm">
              <text:p/>
            </draw:line>
            <draw:line draw:style-name="gr12" draw:text-style-name="P1" draw:layer="layout" svg:x1="2.815cm" svg:y1="15.75cm" svg:x2="2.815cm" svg:y2="15.15cm">
              <text:p/>
            </draw:line>
          </draw:g>
          <draw:custom-shape draw:style-name="gr13" draw:text-style-name="P7" draw:layer="layout" svg:width="0.2cm" svg:height="0.2cm" svg:x="2.715cm" svg:y="1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3.935cm" svg:y="15.17cm">
            <text:p/>
          </draw:circle>
          <draw:line draw:style-name="gr12" draw:text-style-name="P1" draw:layer="layout" svg:x1="3.965cm" svg:y1="15.45cm" svg:x2="4.465cm" svg:y2="15.45cm">
            <text:p/>
          </draw:line>
          <draw:line draw:style-name="gr12" draw:text-style-name="P1" draw:layer="layout" svg:x1="4.215cm" svg:y1="15.7cm" svg:x2="4.215cm" svg:y2="15.2cm">
            <text:p/>
          </draw:line>
          <draw:custom-shape draw:style-name="gr13" draw:text-style-name="P7" draw:layer="layout" svg:width="0.2cm" svg:height="0.2cm" svg:x="4.116cm" svg:y="15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6" draw:text-style-name="P10" draw:layer="layout" svg:width="4cm" svg:height="3.6cm" svg:x="0.805cm" svg:y="12.5cm">
          <text:p/>
        </draw:rect>
        <draw:rect draw:style-name="gr15" draw:text-style-name="P9" draw:layer="layout" svg:width="4cm" svg:height="0.6cm" svg:x="15.805cm" svg:y="11.9cm">
          <text:p/>
        </draw:rect>
        <draw:frame draw:style-name="gr6" draw:text-style-name="P5" draw:layer="layout" svg:width="3.4cm" svg:height="0.4cm" svg:x="16.105cm" svg:y="11.999cm">
          <draw:text-box>
            <text:p text:style-name="P4"><text:span text:style-name="T1">11: Entkuppler UC</text:span></text:p>
          </draw:text-box>
        </draw:frame>
        <draw:rect draw:style-name="gr15" draw:text-style-name="P9" draw:layer="layout" svg:width="4cm" svg:height="0.6cm" svg:x="10.805cm" svg:y="11.9cm">
          <text:p/>
        </draw:rect>
        <draw:frame draw:style-name="gr6" draw:text-style-name="P5" draw:layer="layout" svg:width="3.8cm" svg:height="0.4cm" svg:x="10.905cm" svg:y="11.999cm">
          <draw:text-box>
            <text:p text:style-name="P4"><text:span text:style-name="T1">41: Abschaltbares Gleis DT</text:span></text:p>
          </draw:text-box>
        </draw:frame>
        <draw:rect draw:style-name="gr15" draw:text-style-name="P9" draw:layer="layout" svg:width="4cm" svg:height="0.6cm" svg:x="5.805cm" svg:y="11.9cm">
          <text:p/>
        </draw:rect>
        <draw:frame draw:style-name="gr6" draw:text-style-name="P5" draw:layer="layout" svg:width="3.8cm" svg:height="0.4cm" svg:x="5.905cm" svg:y="11.999cm">
          <draw:text-box>
            <text:p text:style-name="P4"><text:span text:style-name="T1">31: Dreiwegweiche T3</text:span></text:p>
          </draw:text-box>
        </draw:frame>
        <draw:rect draw:style-name="gr15" draw:text-style-name="P9" draw:layer="layout" svg:width="4cm" svg:height="0.6cm" svg:x="0.805cm" svg:y="11.9cm">
          <text:p/>
        </draw:rect>
        <draw:frame draw:style-name="gr6" draw:text-style-name="P5" draw:layer="layout" svg:width="3.8cm" svg:height="0.4cm" svg:x="0.905cm" svg:y="11.999cm">
          <draw:text-box>
            <text:p text:style-name="P4"><text:span text:style-name="T1">31: Dreiwegweiche T3</text:span></text:p>
          </draw:text-box>
        </draw:frame>
        <draw:frame draw:style-name="gr6" draw:text-style-name="P5" draw:layer="layout" svg:width="1.2cm" svg:height="0.6cm" svg:x="1.005cm" svg:y="12.8cm">
          <draw:text-box>
            <text:p text:style-name="P4"><text:span text:style-name="T1">LINKS</text:span></text:p>
          </draw:text-box>
        </draw:frame>
        <draw:frame draw:style-name="gr6" draw:text-style-name="P5" draw:layer="layout" svg:width="1.2cm" svg:height="0.6cm" svg:x="1.005cm" svg:y="15.3cm">
          <draw:text-box>
            <text:p text:style-name="P4"><text:span text:style-name="T1">RECHTS</text:span></text:p>
          </draw:text-box>
        </draw:frame>
        <draw:frame draw:style-name="gr6" draw:text-style-name="P5" draw:layer="layout" svg:width="1.2cm" svg:height="0.6cm" svg:x="8.405cm" svg:y="15.3cm">
          <draw:text-box>
            <text:p text:style-name="P4"><text:span text:style-name="T1">LINKS</text:span></text:p>
          </draw:text-box>
        </draw:frame>
        <draw:frame draw:style-name="gr6" draw:text-style-name="P5" draw:layer="layout" svg:width="1.2cm" svg:height="0.6cm" svg:x="8.405cm" svg:y="12.8cm">
          <draw:text-box>
            <text:p text:style-name="P4"><text:span text:style-name="T1">RECHTS</text:span></text:p>
          </draw:text-box>
        </draw:frame>
        <draw:frame draw:style-name="gr6" draw:text-style-name="P5" draw:layer="layout" svg:width="0.809cm" svg:height="0.601cm" svg:x="18.738cm" svg:y="14.401cm">
          <draw:text-box>
            <text:p text:style-name="P4"><text:span text:style-name="T1">Ein</text:span></text:p>
          </draw:text-box>
        </draw:frame>
        <draw:frame draw:style-name="gr6" draw:text-style-name="P5" draw:layer="layout" svg:width="0.809cm" svg:height="0.6cm" svg:x="18.738cm" svg:y="13.601cm">
          <draw:text-box>
            <text:p text:style-name="P4"><text:span text:style-name="T1">Aus</text:span></text:p>
          </draw:text-box>
        </draw:frame>
        <draw:custom-shape draw:style-name="gr4" draw:text-style-name="P2" draw:layer="layout" svg:width="4.4cm" svg:height="0.2cm" svg:x="0.605cm" svg:y="21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0.605cm" svg:y="16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4.805cm" svg:y="16.9cm">
          <text:p/>
          <draw:enhanced-geometry svg:viewBox="0 0 21600 21600" draw:type="rectangle" draw:enhanced-path="M 0 0 L 21600 0 21600 21600 0 21600 0 0 Z N"/>
        </draw:custom-shape>
        <draw:g draw:style-name="gr9">
          <draw:circle draw:style-name="gr10" draw:text-style-name="P6" draw:layer="layout" svg:width="0.7cm" svg:height="0.7cm" svg:x="2.441cm" svg:y="18.94cm">
            <text:p/>
          </draw:circle>
          <draw:g draw:style-name="gr11">
            <draw:line draw:style-name="gr12" draw:text-style-name="P1" draw:layer="layout" svg:x1="2.505cm" svg:y1="19.3cm" svg:x2="3.105cm" svg:y2="19.3cm">
              <text:p/>
            </draw:line>
            <draw:line draw:style-name="gr12" draw:text-style-name="P1" draw:layer="layout" svg:x1="2.805cm" svg:y1="19.6cm" svg:x2="2.805cm" svg:y2="19cm">
              <text:p/>
            </draw:line>
          </draw:g>
          <draw:custom-shape draw:style-name="gr13" draw:text-style-name="P7" draw:layer="layout" svg:width="0.2cm" svg:height="0.2cm" svg:x="2.705cm" svg:y="19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3.925cm" svg:y="19.02cm">
            <text:p/>
          </draw:circle>
          <draw:line draw:style-name="gr12" draw:text-style-name="P1" draw:layer="layout" svg:x1="3.955cm" svg:y1="19.3cm" svg:x2="4.455cm" svg:y2="19.3cm">
            <text:p/>
          </draw:line>
          <draw:line draw:style-name="gr12" draw:text-style-name="P1" draw:layer="layout" svg:x1="4.205cm" svg:y1="19.55cm" svg:x2="4.205cm" svg:y2="19.05cm">
            <text:p/>
          </draw:line>
          <draw:custom-shape draw:style-name="gr13" draw:text-style-name="P7" draw:layer="layout" svg:width="0.2cm" svg:height="0.2cm" svg:x="4.106cm" svg:y="19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0" draw:text-style-name="P6" draw:layer="layout" svg:width="0.7cm" svg:height="0.7cm" svg:x="2.451cm" svg:y="20.09cm">
            <text:p/>
          </draw:circle>
          <draw:g draw:style-name="gr11">
            <draw:line draw:style-name="gr12" draw:text-style-name="P1" draw:layer="layout" svg:x1="2.515cm" svg:y1="20.45cm" svg:x2="3.115cm" svg:y2="20.45cm">
              <text:p/>
            </draw:line>
            <draw:line draw:style-name="gr12" draw:text-style-name="P1" draw:layer="layout" svg:x1="2.815cm" svg:y1="20.75cm" svg:x2="2.815cm" svg:y2="20.15cm">
              <text:p/>
            </draw:line>
          </draw:g>
          <draw:custom-shape draw:style-name="gr13" draw:text-style-name="P7" draw:layer="layout" svg:width="0.2cm" svg:height="0.2cm" svg:x="2.715cm" svg:y="2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3.935cm" svg:y="20.17cm">
            <text:p/>
          </draw:circle>
          <draw:line draw:style-name="gr12" draw:text-style-name="P1" draw:layer="layout" svg:x1="3.965cm" svg:y1="20.45cm" svg:x2="4.465cm" svg:y2="20.45cm">
            <text:p/>
          </draw:line>
          <draw:line draw:style-name="gr12" draw:text-style-name="P1" draw:layer="layout" svg:x1="4.215cm" svg:y1="20.7cm" svg:x2="4.215cm" svg:y2="20.2cm">
            <text:p/>
          </draw:line>
          <draw:custom-shape draw:style-name="gr13" draw:text-style-name="P7" draw:layer="layout" svg:width="0.2cm" svg:height="0.2cm" svg:x="4.116cm" svg:y="20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6" draw:text-style-name="P10" draw:layer="layout" svg:width="4cm" svg:height="3.6cm" svg:x="0.805cm" svg:y="17.5cm">
          <text:p/>
        </draw:rect>
        <draw:rect draw:style-name="gr15" draw:text-style-name="P9" draw:layer="layout" svg:width="4cm" svg:height="0.6cm" svg:x="0.805cm" svg:y="16.9cm">
          <text:p/>
        </draw:rect>
        <draw:frame draw:style-name="gr6" draw:text-style-name="P5" draw:layer="layout" svg:width="3.8cm" svg:height="0.4cm" svg:x="0.905cm" svg:y="16.999cm">
          <draw:text-box>
            <text:p text:style-name="P4"><text:span text:style-name="T1">21: Doppelkreuzungsweiche</text:span></text:p>
          </draw:text-box>
        </draw:frame>
        <draw:frame draw:style-name="gr6" draw:text-style-name="P5" draw:layer="layout" svg:width="1.2cm" svg:height="0.6cm" svg:x="1.005cm" svg:y="20.3cm">
          <draw:text-box>
            <text:p text:style-name="P4"><text:span text:style-name="T1">RECHTS</text:span></text:p>
          </draw:text-box>
        </draw:frame>
        <draw:custom-shape draw:style-name="gr4" draw:text-style-name="P2" draw:layer="layout" svg:width="4.4cm" svg:height="0.2cm" svg:x="5.605cm" svg:y="21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5.605cm" svg:y="16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9.805cm" svg:y="16.9cm">
          <text:p/>
          <draw:enhanced-geometry svg:viewBox="0 0 21600 21600" draw:type="rectangle" draw:enhanced-path="M 0 0 L 21600 0 21600 21600 0 21600 0 0 Z N"/>
        </draw:custom-shape>
        <draw:g draw:style-name="gr9">
          <draw:circle draw:style-name="gr10" draw:text-style-name="P6" draw:layer="layout" svg:width="0.7cm" svg:height="0.7cm" svg:x="7.441cm" svg:y="18.94cm">
            <text:p/>
          </draw:circle>
          <draw:g draw:style-name="gr11">
            <draw:line draw:style-name="gr12" draw:text-style-name="P1" draw:layer="layout" svg:x1="7.505cm" svg:y1="19.3cm" svg:x2="8.105cm" svg:y2="19.3cm">
              <text:p/>
            </draw:line>
            <draw:line draw:style-name="gr12" draw:text-style-name="P1" draw:layer="layout" svg:x1="7.805cm" svg:y1="19.6cm" svg:x2="7.805cm" svg:y2="19cm">
              <text:p/>
            </draw:line>
          </draw:g>
          <draw:custom-shape draw:style-name="gr13" draw:text-style-name="P7" draw:layer="layout" svg:width="0.2cm" svg:height="0.2cm" svg:x="7.705cm" svg:y="19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8.925cm" svg:y="19.02cm">
            <text:p/>
          </draw:circle>
          <draw:line draw:style-name="gr12" draw:text-style-name="P1" draw:layer="layout" svg:x1="8.955cm" svg:y1="19.3cm" svg:x2="9.455cm" svg:y2="19.3cm">
            <text:p/>
          </draw:line>
          <draw:line draw:style-name="gr12" draw:text-style-name="P1" draw:layer="layout" svg:x1="9.205cm" svg:y1="19.55cm" svg:x2="9.205cm" svg:y2="19.05cm">
            <text:p/>
          </draw:line>
          <draw:custom-shape draw:style-name="gr13" draw:text-style-name="P7" draw:layer="layout" svg:width="0.2cm" svg:height="0.2cm" svg:x="9.106cm" svg:y="19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0" draw:text-style-name="P6" draw:layer="layout" svg:width="0.7cm" svg:height="0.7cm" svg:x="7.451cm" svg:y="17.81cm">
            <text:p/>
          </draw:circle>
          <draw:g draw:style-name="gr11">
            <draw:line draw:style-name="gr12" draw:text-style-name="P1" draw:layer="layout" svg:x1="7.515cm" svg:y1="18.17cm" svg:x2="8.115cm" svg:y2="18.17cm">
              <text:p/>
            </draw:line>
            <draw:line draw:style-name="gr12" draw:text-style-name="P1" draw:layer="layout" svg:x1="7.815cm" svg:y1="18.47cm" svg:x2="7.815cm" svg:y2="17.87cm">
              <text:p/>
            </draw:line>
          </draw:g>
          <draw:custom-shape draw:style-name="gr13" draw:text-style-name="P7" draw:layer="layout" svg:width="0.2cm" svg:height="0.2cm" svg:x="7.715cm" svg:y="18.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8.935cm" svg:y="17.89cm">
            <text:p/>
          </draw:circle>
          <draw:line draw:style-name="gr12" draw:text-style-name="P1" draw:layer="layout" svg:x1="8.965cm" svg:y1="18.17cm" svg:x2="9.465cm" svg:y2="18.17cm">
            <text:p/>
          </draw:line>
          <draw:line draw:style-name="gr12" draw:text-style-name="P1" draw:layer="layout" svg:x1="9.215cm" svg:y1="18.42cm" svg:x2="9.215cm" svg:y2="17.92cm">
            <text:p/>
          </draw:line>
          <draw:custom-shape draw:style-name="gr13" draw:text-style-name="P7" draw:layer="layout" svg:width="0.2cm" svg:height="0.2cm" svg:x="9.116cm" svg:y="18.0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6" draw:text-style-name="P10" draw:layer="layout" svg:width="4cm" svg:height="3.6cm" svg:x="5.805cm" svg:y="17.5cm">
          <text:p/>
        </draw:rect>
        <draw:rect draw:style-name="gr15" draw:text-style-name="P9" draw:layer="layout" svg:width="4cm" svg:height="0.6cm" svg:x="5.805cm" svg:y="16.9cm">
          <text:p/>
        </draw:rect>
        <draw:frame draw:style-name="gr6" draw:text-style-name="P5" draw:layer="layout" svg:width="3.8cm" svg:height="0.4cm" svg:x="5.905cm" svg:y="16.999cm">
          <draw:text-box>
            <text:p text:style-name="P4"><text:span text:style-name="T1">21: Doppelkreuzungsweiche</text:span></text:p>
          </draw:text-box>
        </draw:frame>
        <draw:frame draw:style-name="gr6" draw:text-style-name="P5" draw:layer="layout" svg:width="1.2cm" svg:height="0.6cm" svg:x="6.005cm" svg:y="17.8cm">
          <draw:text-box>
            <text:p text:style-name="P4"><text:span text:style-name="T1">LINKS</text:span></text:p>
          </draw:text-box>
        </draw:frame>
        <draw:line draw:style-name="gr2" draw:text-style-name="P1" draw:layer="layout" svg:x1="5.805cm" svg:y1="5.6cm" svg:x2="9.205cm" svg:y2="3.8cm">
          <text:p/>
        </draw:line>
        <draw:line draw:style-name="gr2" draw:text-style-name="P1" draw:layer="layout" svg:x1="5.805cm" svg:y1="3.8cm" svg:x2="9.805cm" svg:y2="3.8cm">
          <text:p/>
        </draw:line>
        <draw:line draw:style-name="gr2" draw:text-style-name="P1" draw:layer="layout" svg:x1="5.805cm" svg:y1="2cm" svg:x2="9.205cm" svg:y2="3.8cm">
          <text:p/>
        </draw:line>
        <draw:custom-shape draw:style-name="gr8" draw:text-style-name="P2" draw:layer="layout" svg:width="0.7cm" svg:height="0.3cm" svg:x="11.605cm" svg:y="5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cm" svg:height="0.2cm" svg:x="5.605cm" svg:y="5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5.605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9.805cm" svg:y="1.4cm">
          <text:p/>
          <draw:enhanced-geometry svg:viewBox="0 0 21600 21600" draw:type="rectangle" draw:enhanced-path="M 0 0 L 21600 0 21600 21600 0 21600 0 0 Z N"/>
        </draw:custom-shape>
        <draw:g draw:style-name="gr11">
          <draw:line draw:style-name="gr12" draw:text-style-name="P1" draw:layer="layout" svg:x1="6.105cm" svg:y1="3.8cm" svg:x2="6.705cm" svg:y2="3.8cm">
            <text:p/>
          </draw:line>
          <draw:line draw:style-name="gr12" draw:text-style-name="P1" draw:layer="layout" svg:x1="6.405cm" svg:y1="4.1cm" svg:x2="6.405cm" svg:y2="3.5cm">
            <text:p/>
          </draw:line>
        </draw:g>
        <draw:g draw:style-name="gr9">
          <draw:circle draw:style-name="gr10" draw:text-style-name="P6" draw:layer="layout" svg:width="0.7cm" svg:height="0.7cm" svg:x="7.441cm" svg:y="3.44cm">
            <text:p/>
          </draw:circle>
          <draw:g draw:style-name="gr11">
            <draw:line draw:style-name="gr12" draw:text-style-name="P1" draw:layer="layout" svg:x1="7.505cm" svg:y1="3.8cm" svg:x2="8.105cm" svg:y2="3.8cm">
              <text:p/>
            </draw:line>
            <draw:line draw:style-name="gr12" draw:text-style-name="P1" draw:layer="layout" svg:x1="7.805cm" svg:y1="4.1cm" svg:x2="7.805cm" svg:y2="3.5cm">
              <text:p/>
            </draw:line>
          </draw:g>
          <draw:custom-shape draw:style-name="gr13" draw:text-style-name="P7" draw:layer="layout" svg:width="0.2cm" svg:height="0.2cm" svg:x="7.705cm" svg:y="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6.125cm" svg:y="3.52cm">
            <text:p/>
          </draw:circle>
          <draw:line draw:style-name="gr12" draw:text-style-name="P1" draw:layer="layout" svg:x1="6.155cm" svg:y1="3.8cm" svg:x2="6.655cm" svg:y2="3.8cm">
            <text:p/>
          </draw:line>
          <draw:line draw:style-name="gr12" draw:text-style-name="P1" draw:layer="layout" svg:x1="6.405cm" svg:y1="4.05cm" svg:x2="6.405cm" svg:y2="3.55cm">
            <text:p/>
          </draw:line>
          <draw:custom-shape draw:style-name="gr13" draw:text-style-name="P7" draw:layer="layout" svg:width="0.2cm" svg:height="0.2cm" svg:x="6.306cm" svg:y="3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6.115cm" svg:y1="2.67cm" svg:x2="6.715cm" svg:y2="2.67cm">
            <text:p/>
          </draw:line>
          <draw:line draw:style-name="gr12" draw:text-style-name="P1" draw:layer="layout" svg:x1="6.415cm" svg:y1="2.97cm" svg:x2="6.415cm" svg:y2="2.37cm">
            <text:p/>
          </draw:line>
        </draw:g>
        <draw:g draw:style-name="gr9">
          <draw:circle draw:style-name="gr10" draw:text-style-name="P6" draw:layer="layout" svg:width="0.7cm" svg:height="0.7cm" svg:x="7.451cm" svg:y="2.31cm">
            <text:p/>
          </draw:circle>
          <draw:g draw:style-name="gr11">
            <draw:line draw:style-name="gr12" draw:text-style-name="P1" draw:layer="layout" svg:x1="7.515cm" svg:y1="2.67cm" svg:x2="8.115cm" svg:y2="2.67cm">
              <text:p/>
            </draw:line>
            <draw:line draw:style-name="gr12" draw:text-style-name="P1" draw:layer="layout" svg:x1="7.815cm" svg:y1="2.97cm" svg:x2="7.815cm" svg:y2="2.37cm">
              <text:p/>
            </draw:line>
          </draw:g>
          <draw:custom-shape draw:style-name="gr13" draw:text-style-name="P7" draw:layer="layout" svg:width="0.2cm" svg:height="0.2cm" svg:x="7.715cm" svg:y="2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6.135cm" svg:y="2.39cm">
            <text:p/>
          </draw:circle>
          <draw:line draw:style-name="gr12" draw:text-style-name="P1" draw:layer="layout" svg:x1="6.165cm" svg:y1="2.67cm" svg:x2="6.665cm" svg:y2="2.67cm">
            <text:p/>
          </draw:line>
          <draw:line draw:style-name="gr12" draw:text-style-name="P1" draw:layer="layout" svg:x1="6.415cm" svg:y1="2.92cm" svg:x2="6.415cm" svg:y2="2.42cm">
            <text:p/>
          </draw:line>
          <draw:custom-shape draw:style-name="gr13" draw:text-style-name="P7" draw:layer="layout" svg:width="0.2cm" svg:height="0.2cm" svg:x="6.316cm" svg:y="2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6.115cm" svg:y1="4.95cm" svg:x2="6.715cm" svg:y2="4.95cm">
            <text:p/>
          </draw:line>
          <draw:line draw:style-name="gr12" draw:text-style-name="P1" draw:layer="layout" svg:x1="6.415cm" svg:y1="5.25cm" svg:x2="6.415cm" svg:y2="4.65cm">
            <text:p/>
          </draw:line>
        </draw:g>
        <draw:g draw:style-name="gr9">
          <draw:circle draw:style-name="gr10" draw:text-style-name="P6" draw:layer="layout" svg:width="0.7cm" svg:height="0.7cm" svg:x="7.451cm" svg:y="4.59cm">
            <text:p/>
          </draw:circle>
          <draw:g draw:style-name="gr11">
            <draw:line draw:style-name="gr12" draw:text-style-name="P1" draw:layer="layout" svg:x1="7.515cm" svg:y1="4.95cm" svg:x2="8.115cm" svg:y2="4.95cm">
              <text:p/>
            </draw:line>
            <draw:line draw:style-name="gr12" draw:text-style-name="P1" draw:layer="layout" svg:x1="7.815cm" svg:y1="5.25cm" svg:x2="7.815cm" svg:y2="4.65cm">
              <text:p/>
            </draw:line>
          </draw:g>
          <draw:custom-shape draw:style-name="gr13" draw:text-style-name="P7" draw:layer="layout" svg:width="0.2cm" svg:height="0.2cm" svg:x="7.71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6.135cm" svg:y="4.67cm">
            <text:p/>
          </draw:circle>
          <draw:line draw:style-name="gr12" draw:text-style-name="P1" draw:layer="layout" svg:x1="6.165cm" svg:y1="4.95cm" svg:x2="6.665cm" svg:y2="4.95cm">
            <text:p/>
          </draw:line>
          <draw:line draw:style-name="gr12" draw:text-style-name="P1" draw:layer="layout" svg:x1="6.415cm" svg:y1="5.2cm" svg:x2="6.415cm" svg:y2="4.7cm">
            <text:p/>
          </draw:line>
          <draw:custom-shape draw:style-name="gr13" draw:text-style-name="P7" draw:layer="layout" svg:width="0.2cm" svg:height="0.2cm" svg:x="6.316cm" svg:y="4.8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6" draw:text-style-name="P10" draw:layer="layout" svg:width="4cm" svg:height="3.6cm" svg:x="5.805cm" svg:y="2cm">
          <text:p/>
        </draw:rect>
        <draw:rect draw:style-name="gr15" draw:text-style-name="P9" draw:layer="layout" svg:width="4cm" svg:height="0.6cm" svg:x="5.805cm" svg:y="1.4cm">
          <text:p/>
        </draw:rect>
        <draw:frame draw:style-name="gr6" draw:text-style-name="P5" draw:layer="layout" svg:width="3.8cm" svg:height="0.4cm" svg:x="5.905cm" svg:y="1.499cm">
          <draw:text-box>
            <text:p text:style-name="P4"><text:span text:style-name="T1">131, 132: Einfahrt T3</text:span></text:p>
          </draw:text-box>
        </draw:frame>
        <draw:frame draw:style-name="gr6" draw:text-style-name="P5" draw:layer="layout" svg:width="1.2cm" svg:height="0.6cm" svg:x="8.405cm" svg:y="4.8cm">
          <draw:text-box>
            <text:p text:style-name="P4"><text:span text:style-name="T1">LINKS</text:span></text:p>
          </draw:text-box>
        </draw:frame>
        <draw:frame draw:style-name="gr6" draw:text-style-name="P5" draw:layer="layout" svg:width="1.2cm" svg:height="0.6cm" svg:x="8.405cm" svg:y="2.3cm">
          <draw:text-box>
            <text:p text:style-name="P4"><text:span text:style-name="T1">RECHTS</text:span></text:p>
          </draw:text-box>
        </draw:frame>
        <draw:custom-shape draw:style-name="gr3" draw:text-style-name="P2" draw:layer="layout" svg:width="0.2cm" svg:height="4.4cm" svg:x="4.805cm" svg:y="1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cm" svg:height="0.2cm" svg:x="0.605cm" svg:y="5.6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0.808cm" svg:height="0.601cm" svg:x="3.839cm" svg:y="3.901cm">
          <draw:text-box>
            <text:p text:style-name="P4"><text:span text:style-name="T1">Ein</text:span></text:p>
          </draw:text-box>
        </draw:frame>
        <draw:frame draw:style-name="gr6" draw:text-style-name="P5" draw:layer="layout" svg:width="0.808cm" svg:height="0.6cm" svg:x="3.839cm" svg:y="3.101cm">
          <draw:text-box>
            <text:p text:style-name="P4"><text:span text:style-name="T1">Aus</text:span></text:p>
          </draw:text-box>
        </draw:frame>
        <draw:frame draw:style-name="gr6" draw:text-style-name="P5" draw:layer="layout" svg:width="1.517cm" svg:height="0.501cm" svg:x="1.817cm" svg:y="4.051cm">
          <draw:text-box>
            <text:p text:style-name="P4"><text:span text:style-name="T1">Hand-Ein</text:span></text:p>
          </draw:text-box>
        </draw:frame>
        <draw:frame draw:style-name="gr6" draw:text-style-name="P5" draw:layer="layout" svg:width="1.417cm" svg:height="0.5cm" svg:x="1.917cm" svg:y="3.551cm">
          <draw:text-box>
            <text:p text:style-name="P4"><text:span text:style-name="T1">Remote</text:span></text:p>
          </draw:text-box>
        </draw:frame>
        <draw:frame draw:style-name="gr6" draw:text-style-name="P5" draw:layer="layout" svg:width="1.517cm" svg:height="0.5cm" svg:x="1.817cm" svg:y="3.051cm">
          <draw:text-box>
            <text:p text:style-name="P4"><text:span text:style-name="T1">Hand-Aus</text:span></text:p>
          </draw:text-box>
        </draw:frame>
        <draw:g draw:style-name="gr11">
          <draw:line draw:style-name="gr12" draw:text-style-name="P1" draw:layer="layout" svg:x1="1.105cm" svg:y1="3.8cm" svg:x2="1.705cm" svg:y2="3.8cm">
            <text:p/>
          </draw:line>
          <draw:line draw:style-name="gr12" draw:text-style-name="P1" draw:layer="layout" svg:x1="1.405cm" svg:y1="4.1cm" svg:x2="1.405cm" svg:y2="3.5cm">
            <text:p/>
          </draw:line>
        </draw:g>
        <draw:g draw:style-name="gr9">
          <draw:circle draw:style-name="gr14" draw:text-style-name="P8" draw:layer="layout" svg:width="0.56cm" svg:height="0.56cm" svg:x="1.125cm" svg:y="3.52cm">
            <text:p/>
          </draw:circle>
          <draw:line draw:style-name="gr12" draw:text-style-name="P1" draw:layer="layout" svg:x1="1.155cm" svg:y1="3.8cm" svg:x2="1.655cm" svg:y2="3.8cm">
            <text:p/>
          </draw:line>
          <draw:line draw:style-name="gr12" draw:text-style-name="P1" draw:layer="layout" svg:x1="1.405cm" svg:y1="4.05cm" svg:x2="1.405cm" svg:y2="3.55cm">
            <text:p/>
          </draw:line>
          <draw:custom-shape draw:style-name="gr13" draw:text-style-name="P7" draw:layer="layout" svg:width="0.2cm" svg:height="0.2cm" svg:x="1.306cm" svg:y="3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1.115cm" svg:y1="2.67cm" svg:x2="1.715cm" svg:y2="2.67cm">
            <text:p/>
          </draw:line>
          <draw:line draw:style-name="gr12" draw:text-style-name="P1" draw:layer="layout" svg:x1="1.415cm" svg:y1="2.97cm" svg:x2="1.415cm" svg:y2="2.37cm">
            <text:p/>
          </draw:line>
        </draw:g>
        <draw:g draw:style-name="gr9">
          <draw:circle draw:style-name="gr10" draw:text-style-name="P6" draw:layer="layout" svg:width="0.7cm" svg:height="0.7cm" svg:x="2.451cm" svg:y="2.31cm">
            <text:p/>
          </draw:circle>
          <draw:g draw:style-name="gr11">
            <draw:line draw:style-name="gr12" draw:text-style-name="P1" draw:layer="layout" svg:x1="2.515cm" svg:y1="2.67cm" svg:x2="3.115cm" svg:y2="2.67cm">
              <text:p/>
            </draw:line>
            <draw:line draw:style-name="gr12" draw:text-style-name="P1" draw:layer="layout" svg:x1="2.815cm" svg:y1="2.97cm" svg:x2="2.815cm" svg:y2="2.37cm">
              <text:p/>
            </draw:line>
          </draw:g>
          <draw:custom-shape draw:style-name="gr13" draw:text-style-name="P7" draw:layer="layout" svg:width="0.2cm" svg:height="0.2cm" svg:x="2.715cm" svg:y="2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3.935cm" svg:y="2.39cm">
            <text:p/>
          </draw:circle>
          <draw:line draw:style-name="gr12" draw:text-style-name="P1" draw:layer="layout" svg:x1="3.965cm" svg:y1="2.67cm" svg:x2="4.465cm" svg:y2="2.67cm">
            <text:p/>
          </draw:line>
          <draw:line draw:style-name="gr12" draw:text-style-name="P1" draw:layer="layout" svg:x1="4.215cm" svg:y1="2.92cm" svg:x2="4.215cm" svg:y2="2.42cm">
            <text:p/>
          </draw:line>
          <draw:custom-shape draw:style-name="gr13" draw:text-style-name="P7" draw:layer="layout" svg:width="0.2cm" svg:height="0.2cm" svg:x="4.116cm" svg:y="2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.135cm" svg:y="2.39cm">
            <text:p/>
          </draw:circle>
          <draw:line draw:style-name="gr12" draw:text-style-name="P1" draw:layer="layout" svg:x1="1.165cm" svg:y1="2.67cm" svg:x2="1.665cm" svg:y2="2.67cm">
            <text:p/>
          </draw:line>
          <draw:line draw:style-name="gr12" draw:text-style-name="P1" draw:layer="layout" svg:x1="1.415cm" svg:y1="2.92cm" svg:x2="1.415cm" svg:y2="2.42cm">
            <text:p/>
          </draw:line>
          <draw:custom-shape draw:style-name="gr13" draw:text-style-name="P7" draw:layer="layout" svg:width="0.2cm" svg:height="0.2cm" svg:x="1.316cm" svg:y="2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1.115cm" svg:y1="4.95cm" svg:x2="1.715cm" svg:y2="4.95cm">
            <text:p/>
          </draw:line>
          <draw:line draw:style-name="gr12" draw:text-style-name="P1" draw:layer="layout" svg:x1="1.415cm" svg:y1="5.25cm" svg:x2="1.415cm" svg:y2="4.65cm">
            <text:p/>
          </draw:line>
        </draw:g>
        <draw:g draw:style-name="gr9">
          <draw:circle draw:style-name="gr10" draw:text-style-name="P6" draw:layer="layout" svg:width="0.7cm" svg:height="0.7cm" svg:x="2.451cm" svg:y="4.59cm">
            <text:p/>
          </draw:circle>
          <draw:g draw:style-name="gr11">
            <draw:line draw:style-name="gr12" draw:text-style-name="P1" draw:layer="layout" svg:x1="2.515cm" svg:y1="4.95cm" svg:x2="3.115cm" svg:y2="4.95cm">
              <text:p/>
            </draw:line>
            <draw:line draw:style-name="gr12" draw:text-style-name="P1" draw:layer="layout" svg:x1="2.815cm" svg:y1="5.25cm" svg:x2="2.815cm" svg:y2="4.65cm">
              <text:p/>
            </draw:line>
          </draw:g>
          <draw:custom-shape draw:style-name="gr13" draw:text-style-name="P7" draw:layer="layout" svg:width="0.2cm" svg:height="0.2cm" svg:x="2.71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3.935cm" svg:y="4.67cm">
            <text:p/>
          </draw:circle>
          <draw:line draw:style-name="gr12" draw:text-style-name="P1" draw:layer="layout" svg:x1="3.965cm" svg:y1="4.95cm" svg:x2="4.465cm" svg:y2="4.95cm">
            <text:p/>
          </draw:line>
          <draw:line draw:style-name="gr12" draw:text-style-name="P1" draw:layer="layout" svg:x1="4.215cm" svg:y1="5.2cm" svg:x2="4.215cm" svg:y2="4.7cm">
            <text:p/>
          </draw:line>
          <draw:custom-shape draw:style-name="gr13" draw:text-style-name="P7" draw:layer="layout" svg:width="0.2cm" svg:height="0.2cm" svg:x="4.116cm" svg:y="4.8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.135cm" svg:y="4.67cm">
            <text:p/>
          </draw:circle>
          <draw:line draw:style-name="gr12" draw:text-style-name="P1" draw:layer="layout" svg:x1="1.165cm" svg:y1="4.95cm" svg:x2="1.665cm" svg:y2="4.95cm">
            <text:p/>
          </draw:line>
          <draw:line draw:style-name="gr12" draw:text-style-name="P1" draw:layer="layout" svg:x1="1.415cm" svg:y1="5.2cm" svg:x2="1.415cm" svg:y2="4.7cm">
            <text:p/>
          </draw:line>
          <draw:custom-shape draw:style-name="gr13" draw:text-style-name="P7" draw:layer="layout" svg:width="0.2cm" svg:height="0.2cm" svg:x="1.316cm" svg:y="4.8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6" draw:text-style-name="P10" draw:layer="layout" svg:width="4cm" svg:height="3.6cm" svg:x="0.805cm" svg:y="2cm">
          <text:p/>
        </draw:rect>
        <draw:rect draw:style-name="gr15" draw:text-style-name="P9" draw:layer="layout" svg:width="4cm" svg:height="0.6cm" svg:x="0.805cm" svg:y="1.4cm">
          <text:p/>
        </draw:rect>
        <draw:frame draw:style-name="gr6" draw:text-style-name="P5" draw:layer="layout" svg:width="3.6cm" svg:height="0.4cm" svg:x="1.005cm" svg:y="1.499cm">
          <draw:text-box>
            <text:p text:style-name="P4"><text:span text:style-name="T1">133: Fahrstrom Mitte</text:span></text:p>
          </draw:text-box>
        </draw:frame>
        <draw:line draw:style-name="gr2" draw:text-style-name="P1" draw:layer="layout" svg:x1="8.305cm" svg:y1="10.7cm" svg:x2="11.705cm" svg:y2="8.9cm">
          <text:p/>
        </draw:line>
        <draw:line draw:style-name="gr2" draw:text-style-name="P1" draw:layer="layout" svg:x1="8.305cm" svg:y1="8.9cm" svg:x2="12.305cm" svg:y2="8.9cm">
          <text:p/>
        </draw:line>
        <draw:line draw:style-name="gr2" draw:text-style-name="P1" draw:layer="layout" svg:x1="8.305cm" svg:y1="7.1cm" svg:x2="11.705cm" svg:y2="8.9cm">
          <text:p/>
        </draw:line>
        <draw:custom-shape draw:style-name="gr8" draw:text-style-name="P2" draw:layer="layout" svg:width="0.7cm" svg:height="0.3cm" svg:x="11.605cm" svg:y="10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cm" svg:height="0.2cm" svg:x="8.105cm" svg:y="10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8.105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2.305cm" svg:y="6.5cm">
          <text:p/>
          <draw:enhanced-geometry svg:viewBox="0 0 21600 21600" draw:type="rectangle" draw:enhanced-path="M 0 0 L 21600 0 21600 21600 0 21600 0 0 Z N"/>
        </draw:custom-shape>
        <draw:g draw:style-name="gr11">
          <draw:line draw:style-name="gr12" draw:text-style-name="P1" draw:layer="layout" svg:x1="8.605cm" svg:y1="8.9cm" svg:x2="9.205cm" svg:y2="8.9cm">
            <text:p/>
          </draw:line>
          <draw:line draw:style-name="gr12" draw:text-style-name="P1" draw:layer="layout" svg:x1="8.905cm" svg:y1="9.2cm" svg:x2="8.905cm" svg:y2="8.6cm">
            <text:p/>
          </draw:line>
        </draw:g>
        <draw:g draw:style-name="gr9">
          <draw:circle draw:style-name="gr10" draw:text-style-name="P6" draw:layer="layout" svg:width="0.7cm" svg:height="0.7cm" svg:x="9.941cm" svg:y="8.54cm">
            <text:p/>
          </draw:circle>
          <draw:g draw:style-name="gr11">
            <draw:line draw:style-name="gr12" draw:text-style-name="P1" draw:layer="layout" svg:x1="10.005cm" svg:y1="8.9cm" svg:x2="10.605cm" svg:y2="8.9cm">
              <text:p/>
            </draw:line>
            <draw:line draw:style-name="gr12" draw:text-style-name="P1" draw:layer="layout" svg:x1="10.305cm" svg:y1="9.2cm" svg:x2="10.305cm" svg:y2="8.6cm">
              <text:p/>
            </draw:line>
          </draw:g>
          <draw:custom-shape draw:style-name="gr13" draw:text-style-name="P7" draw:layer="layout" svg:width="0.2cm" svg:height="0.2cm" svg:x="10.205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8.625cm" svg:y="8.62cm">
            <text:p/>
          </draw:circle>
          <draw:line draw:style-name="gr12" draw:text-style-name="P1" draw:layer="layout" svg:x1="8.655cm" svg:y1="8.9cm" svg:x2="9.155cm" svg:y2="8.9cm">
            <text:p/>
          </draw:line>
          <draw:line draw:style-name="gr12" draw:text-style-name="P1" draw:layer="layout" svg:x1="8.905cm" svg:y1="9.15cm" svg:x2="8.905cm" svg:y2="8.65cm">
            <text:p/>
          </draw:line>
          <draw:custom-shape draw:style-name="gr13" draw:text-style-name="P7" draw:layer="layout" svg:width="0.2cm" svg:height="0.2cm" svg:x="8.806cm" svg:y="8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8.615cm" svg:y1="7.77cm" svg:x2="9.215cm" svg:y2="7.77cm">
            <text:p/>
          </draw:line>
          <draw:line draw:style-name="gr12" draw:text-style-name="P1" draw:layer="layout" svg:x1="8.915cm" svg:y1="8.07cm" svg:x2="8.915cm" svg:y2="7.47cm">
            <text:p/>
          </draw:line>
        </draw:g>
        <draw:g draw:style-name="gr9">
          <draw:circle draw:style-name="gr10" draw:text-style-name="P6" draw:layer="layout" svg:width="0.7cm" svg:height="0.7cm" svg:x="9.951cm" svg:y="7.41cm">
            <text:p/>
          </draw:circle>
          <draw:g draw:style-name="gr11">
            <draw:line draw:style-name="gr12" draw:text-style-name="P1" draw:layer="layout" svg:x1="10.015cm" svg:y1="7.77cm" svg:x2="10.615cm" svg:y2="7.77cm">
              <text:p/>
            </draw:line>
            <draw:line draw:style-name="gr12" draw:text-style-name="P1" draw:layer="layout" svg:x1="10.315cm" svg:y1="8.07cm" svg:x2="10.315cm" svg:y2="7.47cm">
              <text:p/>
            </draw:line>
          </draw:g>
          <draw:custom-shape draw:style-name="gr13" draw:text-style-name="P7" draw:layer="layout" svg:width="0.2cm" svg:height="0.2cm" svg:x="10.215cm" svg:y="7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8.635cm" svg:y="7.49cm">
            <text:p/>
          </draw:circle>
          <draw:line draw:style-name="gr12" draw:text-style-name="P1" draw:layer="layout" svg:x1="8.665cm" svg:y1="7.77cm" svg:x2="9.165cm" svg:y2="7.77cm">
            <text:p/>
          </draw:line>
          <draw:line draw:style-name="gr12" draw:text-style-name="P1" draw:layer="layout" svg:x1="8.915cm" svg:y1="8.02cm" svg:x2="8.915cm" svg:y2="7.52cm">
            <text:p/>
          </draw:line>
          <draw:custom-shape draw:style-name="gr13" draw:text-style-name="P7" draw:layer="layout" svg:width="0.2cm" svg:height="0.2cm" svg:x="8.816cm" svg:y="7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8.615cm" svg:y1="10.05cm" svg:x2="9.215cm" svg:y2="10.05cm">
            <text:p/>
          </draw:line>
          <draw:line draw:style-name="gr12" draw:text-style-name="P1" draw:layer="layout" svg:x1="8.915cm" svg:y1="10.35cm" svg:x2="8.915cm" svg:y2="9.75cm">
            <text:p/>
          </draw:line>
        </draw:g>
        <draw:g draw:style-name="gr9">
          <draw:circle draw:style-name="gr10" draw:text-style-name="P6" draw:layer="layout" svg:width="0.7cm" svg:height="0.7cm" svg:x="9.951cm" svg:y="9.69cm">
            <text:p/>
          </draw:circle>
          <draw:g draw:style-name="gr11">
            <draw:line draw:style-name="gr12" draw:text-style-name="P1" draw:layer="layout" svg:x1="10.015cm" svg:y1="10.05cm" svg:x2="10.615cm" svg:y2="10.05cm">
              <text:p/>
            </draw:line>
            <draw:line draw:style-name="gr12" draw:text-style-name="P1" draw:layer="layout" svg:x1="10.315cm" svg:y1="10.35cm" svg:x2="10.315cm" svg:y2="9.75cm">
              <text:p/>
            </draw:line>
          </draw:g>
          <draw:custom-shape draw:style-name="gr13" draw:text-style-name="P7" draw:layer="layout" svg:width="0.2cm" svg:height="0.2cm" svg:x="10.215cm" svg:y="9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8.635cm" svg:y="9.77cm">
            <text:p/>
          </draw:circle>
          <draw:line draw:style-name="gr12" draw:text-style-name="P1" draw:layer="layout" svg:x1="8.665cm" svg:y1="10.05cm" svg:x2="9.165cm" svg:y2="10.05cm">
            <text:p/>
          </draw:line>
          <draw:line draw:style-name="gr12" draw:text-style-name="P1" draw:layer="layout" svg:x1="8.915cm" svg:y1="10.3cm" svg:x2="8.915cm" svg:y2="9.8cm">
            <text:p/>
          </draw:line>
          <draw:custom-shape draw:style-name="gr13" draw:text-style-name="P7" draw:layer="layout" svg:width="0.2cm" svg:height="0.2cm" svg:x="8.816cm" svg:y="9.9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6" draw:text-style-name="P10" draw:layer="layout" svg:width="4cm" svg:height="3.6cm" svg:x="8.305cm" svg:y="7.1cm">
          <text:p/>
        </draw:rect>
        <draw:rect draw:style-name="gr15" draw:text-style-name="P9" draw:layer="layout" svg:width="4cm" svg:height="0.6cm" svg:x="8.305cm" svg:y="6.5cm">
          <text:p/>
        </draw:rect>
        <draw:frame draw:style-name="gr6" draw:text-style-name="P5" draw:layer="layout" svg:width="3.8cm" svg:height="0.4cm" svg:x="8.405cm" svg:y="6.599cm">
          <draw:text-box>
            <text:p text:style-name="P4"><text:span text:style-name="T1">131, 132: Einfahrt T3</text:span></text:p>
          </draw:text-box>
        </draw:frame>
        <draw:frame draw:style-name="gr6" draw:text-style-name="P5" draw:layer="layout" svg:width="1.2cm" svg:height="0.6cm" svg:x="10.905cm" svg:y="9.9cm">
          <draw:text-box>
            <text:p text:style-name="P4"><text:span text:style-name="T1">LINKS</text:span></text:p>
          </draw:text-box>
        </draw:frame>
        <draw:frame draw:style-name="gr6" draw:text-style-name="P5" draw:layer="layout" svg:width="1.2cm" svg:height="0.6cm" svg:x="10.905cm" svg:y="7.4cm">
          <draw:text-box>
            <text:p text:style-name="P4"><text:span text:style-name="T1">RECHTS</text:span></text:p>
          </draw:text-box>
        </draw:frame>
        <draw:custom-shape draw:style-name="gr3" draw:text-style-name="P2" draw:layer="layout" svg:width="0.2cm" svg:height="4.4cm" svg:x="4.805cm" svg:y="6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cm" svg:height="0.2cm" svg:x="0.605cm" svg:y="10.7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0.808cm" svg:height="0.601cm" svg:x="3.839cm" svg:y="9.001cm">
          <draw:text-box>
            <text:p text:style-name="P4"><text:span text:style-name="T1">Ein</text:span></text:p>
          </draw:text-box>
        </draw:frame>
        <draw:frame draw:style-name="gr6" draw:text-style-name="P5" draw:layer="layout" svg:width="0.808cm" svg:height="0.6cm" svg:x="3.839cm" svg:y="8.201cm">
          <draw:text-box>
            <text:p text:style-name="P4"><text:span text:style-name="T1">Aus</text:span></text:p>
          </draw:text-box>
        </draw:frame>
        <draw:frame draw:style-name="gr6" draw:text-style-name="P5" draw:layer="layout" svg:width="1.517cm" svg:height="0.501cm" svg:x="1.817cm" svg:y="9.151cm">
          <draw:text-box>
            <text:p text:style-name="P4"><text:span text:style-name="T1">Hand-Ein</text:span></text:p>
          </draw:text-box>
        </draw:frame>
        <draw:frame draw:style-name="gr6" draw:text-style-name="P5" draw:layer="layout" svg:width="1.417cm" svg:height="0.5cm" svg:x="1.917cm" svg:y="8.651cm">
          <draw:text-box>
            <text:p text:style-name="P4"><text:span text:style-name="T1">Remote</text:span></text:p>
          </draw:text-box>
        </draw:frame>
        <draw:frame draw:style-name="gr6" draw:text-style-name="P5" draw:layer="layout" svg:width="1.517cm" svg:height="0.5cm" svg:x="1.817cm" svg:y="8.151cm">
          <draw:text-box>
            <text:p text:style-name="P4"><text:span text:style-name="T1">Hand-Aus</text:span></text:p>
          </draw:text-box>
        </draw:frame>
        <draw:g draw:style-name="gr11">
          <draw:line draw:style-name="gr12" draw:text-style-name="P1" draw:layer="layout" svg:x1="1.105cm" svg:y1="8.9cm" svg:x2="1.705cm" svg:y2="8.9cm">
            <text:p/>
          </draw:line>
          <draw:line draw:style-name="gr12" draw:text-style-name="P1" draw:layer="layout" svg:x1="1.405cm" svg:y1="9.2cm" svg:x2="1.405cm" svg:y2="8.6cm">
            <text:p/>
          </draw:line>
        </draw:g>
        <draw:g draw:style-name="gr9">
          <draw:circle draw:style-name="gr14" draw:text-style-name="P8" draw:layer="layout" svg:width="0.56cm" svg:height="0.56cm" svg:x="1.125cm" svg:y="8.62cm">
            <text:p/>
          </draw:circle>
          <draw:line draw:style-name="gr12" draw:text-style-name="P1" draw:layer="layout" svg:x1="1.155cm" svg:y1="8.9cm" svg:x2="1.655cm" svg:y2="8.9cm">
            <text:p/>
          </draw:line>
          <draw:line draw:style-name="gr12" draw:text-style-name="P1" draw:layer="layout" svg:x1="1.405cm" svg:y1="9.15cm" svg:x2="1.405cm" svg:y2="8.65cm">
            <text:p/>
          </draw:line>
          <draw:custom-shape draw:style-name="gr13" draw:text-style-name="P7" draw:layer="layout" svg:width="0.2cm" svg:height="0.2cm" svg:x="1.306cm" svg:y="8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1.115cm" svg:y1="7.77cm" svg:x2="1.715cm" svg:y2="7.77cm">
            <text:p/>
          </draw:line>
          <draw:line draw:style-name="gr12" draw:text-style-name="P1" draw:layer="layout" svg:x1="1.415cm" svg:y1="8.07cm" svg:x2="1.415cm" svg:y2="7.47cm">
            <text:p/>
          </draw:line>
        </draw:g>
        <draw:g draw:style-name="gr9">
          <draw:circle draw:style-name="gr10" draw:text-style-name="P6" draw:layer="layout" svg:width="0.7cm" svg:height="0.7cm" svg:x="2.451cm" svg:y="7.41cm">
            <text:p/>
          </draw:circle>
          <draw:g draw:style-name="gr11">
            <draw:line draw:style-name="gr12" draw:text-style-name="P1" draw:layer="layout" svg:x1="2.515cm" svg:y1="7.77cm" svg:x2="3.115cm" svg:y2="7.77cm">
              <text:p/>
            </draw:line>
            <draw:line draw:style-name="gr12" draw:text-style-name="P1" draw:layer="layout" svg:x1="2.815cm" svg:y1="8.07cm" svg:x2="2.815cm" svg:y2="7.47cm">
              <text:p/>
            </draw:line>
          </draw:g>
          <draw:custom-shape draw:style-name="gr13" draw:text-style-name="P7" draw:layer="layout" svg:width="0.2cm" svg:height="0.2cm" svg:x="2.715cm" svg:y="7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3.935cm" svg:y="7.49cm">
            <text:p/>
          </draw:circle>
          <draw:line draw:style-name="gr12" draw:text-style-name="P1" draw:layer="layout" svg:x1="3.965cm" svg:y1="7.77cm" svg:x2="4.465cm" svg:y2="7.77cm">
            <text:p/>
          </draw:line>
          <draw:line draw:style-name="gr12" draw:text-style-name="P1" draw:layer="layout" svg:x1="4.215cm" svg:y1="8.02cm" svg:x2="4.215cm" svg:y2="7.52cm">
            <text:p/>
          </draw:line>
          <draw:custom-shape draw:style-name="gr13" draw:text-style-name="P7" draw:layer="layout" svg:width="0.2cm" svg:height="0.2cm" svg:x="4.116cm" svg:y="7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.135cm" svg:y="7.49cm">
            <text:p/>
          </draw:circle>
          <draw:line draw:style-name="gr12" draw:text-style-name="P1" draw:layer="layout" svg:x1="1.165cm" svg:y1="7.77cm" svg:x2="1.665cm" svg:y2="7.77cm">
            <text:p/>
          </draw:line>
          <draw:line draw:style-name="gr12" draw:text-style-name="P1" draw:layer="layout" svg:x1="1.415cm" svg:y1="8.02cm" svg:x2="1.415cm" svg:y2="7.52cm">
            <text:p/>
          </draw:line>
          <draw:custom-shape draw:style-name="gr13" draw:text-style-name="P7" draw:layer="layout" svg:width="0.2cm" svg:height="0.2cm" svg:x="1.316cm" svg:y="7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1.115cm" svg:y1="10.05cm" svg:x2="1.715cm" svg:y2="10.05cm">
            <text:p/>
          </draw:line>
          <draw:line draw:style-name="gr12" draw:text-style-name="P1" draw:layer="layout" svg:x1="1.415cm" svg:y1="10.35cm" svg:x2="1.415cm" svg:y2="9.75cm">
            <text:p/>
          </draw:line>
        </draw:g>
        <draw:g draw:style-name="gr9">
          <draw:circle draw:style-name="gr10" draw:text-style-name="P6" draw:layer="layout" svg:width="0.7cm" svg:height="0.7cm" svg:x="2.451cm" svg:y="9.69cm">
            <text:p/>
          </draw:circle>
          <draw:g draw:style-name="gr11">
            <draw:line draw:style-name="gr12" draw:text-style-name="P1" draw:layer="layout" svg:x1="2.515cm" svg:y1="10.05cm" svg:x2="3.115cm" svg:y2="10.05cm">
              <text:p/>
            </draw:line>
            <draw:line draw:style-name="gr12" draw:text-style-name="P1" draw:layer="layout" svg:x1="2.815cm" svg:y1="10.35cm" svg:x2="2.815cm" svg:y2="9.75cm">
              <text:p/>
            </draw:line>
          </draw:g>
          <draw:custom-shape draw:style-name="gr13" draw:text-style-name="P7" draw:layer="layout" svg:width="0.2cm" svg:height="0.2cm" svg:x="2.715cm" svg:y="9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3.935cm" svg:y="9.77cm">
            <text:p/>
          </draw:circle>
          <draw:line draw:style-name="gr12" draw:text-style-name="P1" draw:layer="layout" svg:x1="3.965cm" svg:y1="10.05cm" svg:x2="4.465cm" svg:y2="10.05cm">
            <text:p/>
          </draw:line>
          <draw:line draw:style-name="gr12" draw:text-style-name="P1" draw:layer="layout" svg:x1="4.215cm" svg:y1="10.3cm" svg:x2="4.215cm" svg:y2="9.8cm">
            <text:p/>
          </draw:line>
          <draw:custom-shape draw:style-name="gr13" draw:text-style-name="P7" draw:layer="layout" svg:width="0.2cm" svg:height="0.2cm" svg:x="4.116cm" svg:y="9.9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.135cm" svg:y="9.77cm">
            <text:p/>
          </draw:circle>
          <draw:line draw:style-name="gr12" draw:text-style-name="P1" draw:layer="layout" svg:x1="1.165cm" svg:y1="10.05cm" svg:x2="1.665cm" svg:y2="10.05cm">
            <text:p/>
          </draw:line>
          <draw:line draw:style-name="gr12" draw:text-style-name="P1" draw:layer="layout" svg:x1="1.415cm" svg:y1="10.3cm" svg:x2="1.415cm" svg:y2="9.8cm">
            <text:p/>
          </draw:line>
          <draw:custom-shape draw:style-name="gr13" draw:text-style-name="P7" draw:layer="layout" svg:width="0.2cm" svg:height="0.2cm" svg:x="1.316cm" svg:y="9.9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6" draw:text-style-name="P10" draw:layer="layout" svg:width="4cm" svg:height="3.6cm" svg:x="0.805cm" svg:y="7.1cm">
          <text:p/>
        </draw:rect>
        <draw:rect draw:style-name="gr15" draw:text-style-name="P9" draw:layer="layout" svg:width="4cm" svg:height="0.6cm" svg:x="0.805cm" svg:y="6.5cm">
          <text:p/>
        </draw:rect>
        <draw:frame draw:style-name="gr6" draw:text-style-name="P5" draw:layer="layout" svg:width="3.6cm" svg:height="0.4cm" svg:x="1.005cm" svg:y="6.599cm">
          <draw:text-box>
            <text:p text:style-name="P4"><text:span text:style-name="T1">133: Fahrstrom Mitte</text:span></text:p>
          </draw:text-box>
        </draw:frame>
        <draw:line draw:style-name="gr2" draw:text-style-name="P1" draw:layer="layout" svg:x1="15.805cm" svg:y1="5.6cm" svg:x2="19.205cm" svg:y2="3.8cm">
          <text:p/>
        </draw:line>
        <draw:line draw:style-name="gr2" draw:text-style-name="P1" draw:layer="layout" svg:x1="15.805cm" svg:y1="3.8cm" svg:x2="19.805cm" svg:y2="3.8cm">
          <text:p/>
        </draw:line>
        <draw:line draw:style-name="gr2" draw:text-style-name="P1" draw:layer="layout" svg:x1="15.805cm" svg:y1="2cm" svg:x2="19.205cm" svg:y2="3.8cm">
          <text:p/>
        </draw:line>
        <draw:custom-shape draw:style-name="gr4" draw:text-style-name="P2" draw:layer="layout" svg:width="4.4cm" svg:height="0.2cm" svg:x="15.605cm" svg:y="5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5.605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9.805cm" svg:y="1.4cm">
          <text:p/>
          <draw:enhanced-geometry svg:viewBox="0 0 21600 21600" draw:type="rectangle" draw:enhanced-path="M 0 0 L 21600 0 21600 21600 0 21600 0 0 Z N"/>
        </draw:custom-shape>
        <draw:g draw:style-name="gr11">
          <draw:line draw:style-name="gr12" draw:text-style-name="P1" draw:layer="layout" svg:x1="16.105cm" svg:y1="3.8cm" svg:x2="16.705cm" svg:y2="3.8cm">
            <text:p/>
          </draw:line>
          <draw:line draw:style-name="gr12" draw:text-style-name="P1" draw:layer="layout" svg:x1="16.405cm" svg:y1="4.1cm" svg:x2="16.405cm" svg:y2="3.5cm">
            <text:p/>
          </draw:line>
        </draw:g>
        <draw:g draw:style-name="gr9">
          <draw:circle draw:style-name="gr10" draw:text-style-name="P6" draw:layer="layout" svg:width="0.7cm" svg:height="0.7cm" svg:x="17.441cm" svg:y="3.44cm">
            <text:p/>
          </draw:circle>
          <draw:g draw:style-name="gr11">
            <draw:line draw:style-name="gr12" draw:text-style-name="P1" draw:layer="layout" svg:x1="17.505cm" svg:y1="3.8cm" svg:x2="18.105cm" svg:y2="3.8cm">
              <text:p/>
            </draw:line>
            <draw:line draw:style-name="gr12" draw:text-style-name="P1" draw:layer="layout" svg:x1="17.805cm" svg:y1="4.1cm" svg:x2="17.805cm" svg:y2="3.5cm">
              <text:p/>
            </draw:line>
          </draw:g>
          <draw:custom-shape draw:style-name="gr13" draw:text-style-name="P7" draw:layer="layout" svg:width="0.2cm" svg:height="0.2cm" svg:x="17.705cm" svg:y="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6.125cm" svg:y="3.52cm">
            <text:p/>
          </draw:circle>
          <draw:line draw:style-name="gr12" draw:text-style-name="P1" draw:layer="layout" svg:x1="16.155cm" svg:y1="3.8cm" svg:x2="16.655cm" svg:y2="3.8cm">
            <text:p/>
          </draw:line>
          <draw:line draw:style-name="gr12" draw:text-style-name="P1" draw:layer="layout" svg:x1="16.405cm" svg:y1="4.05cm" svg:x2="16.405cm" svg:y2="3.55cm">
            <text:p/>
          </draw:line>
          <draw:custom-shape draw:style-name="gr13" draw:text-style-name="P7" draw:layer="layout" svg:width="0.2cm" svg:height="0.2cm" svg:x="16.306cm" svg:y="3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16.115cm" svg:y1="2.67cm" svg:x2="16.715cm" svg:y2="2.67cm">
            <text:p/>
          </draw:line>
          <draw:line draw:style-name="gr12" draw:text-style-name="P1" draw:layer="layout" svg:x1="16.415cm" svg:y1="2.97cm" svg:x2="16.415cm" svg:y2="2.37cm">
            <text:p/>
          </draw:line>
        </draw:g>
        <draw:g draw:style-name="gr9">
          <draw:circle draw:style-name="gr10" draw:text-style-name="P6" draw:layer="layout" svg:width="0.7cm" svg:height="0.7cm" svg:x="17.451cm" svg:y="2.31cm">
            <text:p/>
          </draw:circle>
          <draw:g draw:style-name="gr11">
            <draw:line draw:style-name="gr12" draw:text-style-name="P1" draw:layer="layout" svg:x1="17.515cm" svg:y1="2.67cm" svg:x2="18.115cm" svg:y2="2.67cm">
              <text:p/>
            </draw:line>
            <draw:line draw:style-name="gr12" draw:text-style-name="P1" draw:layer="layout" svg:x1="17.815cm" svg:y1="2.97cm" svg:x2="17.815cm" svg:y2="2.37cm">
              <text:p/>
            </draw:line>
          </draw:g>
          <draw:custom-shape draw:style-name="gr13" draw:text-style-name="P7" draw:layer="layout" svg:width="0.2cm" svg:height="0.2cm" svg:x="17.715cm" svg:y="2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6.135cm" svg:y="2.39cm">
            <text:p/>
          </draw:circle>
          <draw:line draw:style-name="gr12" draw:text-style-name="P1" draw:layer="layout" svg:x1="16.165cm" svg:y1="2.67cm" svg:x2="16.665cm" svg:y2="2.67cm">
            <text:p/>
          </draw:line>
          <draw:line draw:style-name="gr12" draw:text-style-name="P1" draw:layer="layout" svg:x1="16.415cm" svg:y1="2.92cm" svg:x2="16.415cm" svg:y2="2.42cm">
            <text:p/>
          </draw:line>
          <draw:custom-shape draw:style-name="gr13" draw:text-style-name="P7" draw:layer="layout" svg:width="0.2cm" svg:height="0.2cm" svg:x="16.316cm" svg:y="2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16.115cm" svg:y1="4.95cm" svg:x2="16.715cm" svg:y2="4.95cm">
            <text:p/>
          </draw:line>
          <draw:line draw:style-name="gr12" draw:text-style-name="P1" draw:layer="layout" svg:x1="16.415cm" svg:y1="5.25cm" svg:x2="16.415cm" svg:y2="4.65cm">
            <text:p/>
          </draw:line>
        </draw:g>
        <draw:g draw:style-name="gr9">
          <draw:circle draw:style-name="gr10" draw:text-style-name="P6" draw:layer="layout" svg:width="0.7cm" svg:height="0.7cm" svg:x="17.451cm" svg:y="4.59cm">
            <text:p/>
          </draw:circle>
          <draw:g draw:style-name="gr11">
            <draw:line draw:style-name="gr12" draw:text-style-name="P1" draw:layer="layout" svg:x1="17.515cm" svg:y1="4.95cm" svg:x2="18.115cm" svg:y2="4.95cm">
              <text:p/>
            </draw:line>
            <draw:line draw:style-name="gr12" draw:text-style-name="P1" draw:layer="layout" svg:x1="17.815cm" svg:y1="5.25cm" svg:x2="17.815cm" svg:y2="4.65cm">
              <text:p/>
            </draw:line>
          </draw:g>
          <draw:custom-shape draw:style-name="gr13" draw:text-style-name="P7" draw:layer="layout" svg:width="0.2cm" svg:height="0.2cm" svg:x="17.71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6.135cm" svg:y="4.67cm">
            <text:p/>
          </draw:circle>
          <draw:line draw:style-name="gr12" draw:text-style-name="P1" draw:layer="layout" svg:x1="16.165cm" svg:y1="4.95cm" svg:x2="16.665cm" svg:y2="4.95cm">
            <text:p/>
          </draw:line>
          <draw:line draw:style-name="gr12" draw:text-style-name="P1" draw:layer="layout" svg:x1="16.415cm" svg:y1="5.2cm" svg:x2="16.415cm" svg:y2="4.7cm">
            <text:p/>
          </draw:line>
          <draw:custom-shape draw:style-name="gr13" draw:text-style-name="P7" draw:layer="layout" svg:width="0.2cm" svg:height="0.2cm" svg:x="16.316cm" svg:y="4.8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6" draw:text-style-name="P10" draw:layer="layout" svg:width="4cm" svg:height="3.6cm" svg:x="15.805cm" svg:y="2cm">
          <text:p/>
        </draw:rect>
        <draw:rect draw:style-name="gr15" draw:text-style-name="P9" draw:layer="layout" svg:width="4cm" svg:height="0.6cm" svg:x="15.805cm" svg:y="1.4cm">
          <text:p/>
        </draw:rect>
        <draw:frame draw:style-name="gr6" draw:text-style-name="P5" draw:layer="layout" svg:width="3.8cm" svg:height="0.4cm" svg:x="15.905cm" svg:y="1.499cm">
          <draw:text-box>
            <text:p text:style-name="P4"><text:span text:style-name="T1">131, 132: Einfahrt T3</text:span></text:p>
          </draw:text-box>
        </draw:frame>
        <draw:frame draw:style-name="gr6" draw:text-style-name="P5" draw:layer="layout" svg:width="1.2cm" svg:height="0.6cm" svg:x="18.405cm" svg:y="4.8cm">
          <draw:text-box>
            <text:p text:style-name="P4"><text:span text:style-name="T1">LINKS</text:span></text:p>
          </draw:text-box>
        </draw:frame>
        <draw:frame draw:style-name="gr6" draw:text-style-name="P5" draw:layer="layout" svg:width="1.2cm" svg:height="0.6cm" svg:x="18.405cm" svg:y="2.3cm">
          <draw:text-box>
            <text:p text:style-name="P4"><text:span text:style-name="T1">RECHTS</text:span></text:p>
          </draw:text-box>
        </draw:frame>
        <draw:custom-shape draw:style-name="gr3" draw:text-style-name="P2" draw:layer="layout" svg:width="0.2cm" svg:height="4.4cm" svg:x="14.805cm" svg:y="1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cm" svg:height="0.2cm" svg:x="10.605cm" svg:y="5.6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0.808cm" svg:height="0.601cm" svg:x="13.839cm" svg:y="3.901cm">
          <draw:text-box>
            <text:p text:style-name="P4"><text:span text:style-name="T1">Ein</text:span></text:p>
          </draw:text-box>
        </draw:frame>
        <draw:frame draw:style-name="gr6" draw:text-style-name="P5" draw:layer="layout" svg:width="0.808cm" svg:height="0.6cm" svg:x="13.839cm" svg:y="3.101cm">
          <draw:text-box>
            <text:p text:style-name="P4"><text:span text:style-name="T1">Aus</text:span></text:p>
          </draw:text-box>
        </draw:frame>
        <draw:frame draw:style-name="gr6" draw:text-style-name="P5" draw:layer="layout" svg:width="1.517cm" svg:height="0.501cm" svg:x="11.817cm" svg:y="4.051cm">
          <draw:text-box>
            <text:p text:style-name="P4"><text:span text:style-name="T1">Hand-Ein</text:span></text:p>
          </draw:text-box>
        </draw:frame>
        <draw:frame draw:style-name="gr6" draw:text-style-name="P5" draw:layer="layout" svg:width="1.417cm" svg:height="0.5cm" svg:x="11.917cm" svg:y="3.551cm">
          <draw:text-box>
            <text:p text:style-name="P4"><text:span text:style-name="T1">Remote</text:span></text:p>
          </draw:text-box>
        </draw:frame>
        <draw:frame draw:style-name="gr6" draw:text-style-name="P5" draw:layer="layout" svg:width="1.517cm" svg:height="0.5cm" svg:x="11.817cm" svg:y="3.051cm">
          <draw:text-box>
            <text:p text:style-name="P4"><text:span text:style-name="T1">Hand-Aus</text:span></text:p>
          </draw:text-box>
        </draw:frame>
        <draw:g draw:style-name="gr11">
          <draw:line draw:style-name="gr12" draw:text-style-name="P1" draw:layer="layout" svg:x1="11.105cm" svg:y1="3.8cm" svg:x2="11.705cm" svg:y2="3.8cm">
            <text:p/>
          </draw:line>
          <draw:line draw:style-name="gr12" draw:text-style-name="P1" draw:layer="layout" svg:x1="11.405cm" svg:y1="4.1cm" svg:x2="11.405cm" svg:y2="3.5cm">
            <text:p/>
          </draw:line>
        </draw:g>
        <draw:g draw:style-name="gr9">
          <draw:circle draw:style-name="gr14" draw:text-style-name="P8" draw:layer="layout" svg:width="0.56cm" svg:height="0.56cm" svg:x="11.125cm" svg:y="3.52cm">
            <text:p/>
          </draw:circle>
          <draw:line draw:style-name="gr12" draw:text-style-name="P1" draw:layer="layout" svg:x1="11.155cm" svg:y1="3.8cm" svg:x2="11.655cm" svg:y2="3.8cm">
            <text:p/>
          </draw:line>
          <draw:line draw:style-name="gr12" draw:text-style-name="P1" draw:layer="layout" svg:x1="11.405cm" svg:y1="4.05cm" svg:x2="11.405cm" svg:y2="3.55cm">
            <text:p/>
          </draw:line>
          <draw:custom-shape draw:style-name="gr13" draw:text-style-name="P7" draw:layer="layout" svg:width="0.2cm" svg:height="0.2cm" svg:x="11.306cm" svg:y="3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11.115cm" svg:y1="2.67cm" svg:x2="11.715cm" svg:y2="2.67cm">
            <text:p/>
          </draw:line>
          <draw:line draw:style-name="gr12" draw:text-style-name="P1" draw:layer="layout" svg:x1="11.415cm" svg:y1="2.97cm" svg:x2="11.415cm" svg:y2="2.37cm">
            <text:p/>
          </draw:line>
        </draw:g>
        <draw:g draw:style-name="gr9">
          <draw:circle draw:style-name="gr10" draw:text-style-name="P6" draw:layer="layout" svg:width="0.7cm" svg:height="0.7cm" svg:x="12.451cm" svg:y="2.31cm">
            <text:p/>
          </draw:circle>
          <draw:g draw:style-name="gr11">
            <draw:line draw:style-name="gr12" draw:text-style-name="P1" draw:layer="layout" svg:x1="12.515cm" svg:y1="2.67cm" svg:x2="13.115cm" svg:y2="2.67cm">
              <text:p/>
            </draw:line>
            <draw:line draw:style-name="gr12" draw:text-style-name="P1" draw:layer="layout" svg:x1="12.815cm" svg:y1="2.97cm" svg:x2="12.815cm" svg:y2="2.37cm">
              <text:p/>
            </draw:line>
          </draw:g>
          <draw:custom-shape draw:style-name="gr13" draw:text-style-name="P7" draw:layer="layout" svg:width="0.2cm" svg:height="0.2cm" svg:x="12.715cm" svg:y="2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3.935cm" svg:y="2.39cm">
            <text:p/>
          </draw:circle>
          <draw:line draw:style-name="gr12" draw:text-style-name="P1" draw:layer="layout" svg:x1="13.965cm" svg:y1="2.67cm" svg:x2="14.465cm" svg:y2="2.67cm">
            <text:p/>
          </draw:line>
          <draw:line draw:style-name="gr12" draw:text-style-name="P1" draw:layer="layout" svg:x1="14.215cm" svg:y1="2.92cm" svg:x2="14.215cm" svg:y2="2.42cm">
            <text:p/>
          </draw:line>
          <draw:custom-shape draw:style-name="gr13" draw:text-style-name="P7" draw:layer="layout" svg:width="0.2cm" svg:height="0.2cm" svg:x="14.116cm" svg:y="2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1.135cm" svg:y="2.39cm">
            <text:p/>
          </draw:circle>
          <draw:line draw:style-name="gr12" draw:text-style-name="P1" draw:layer="layout" svg:x1="11.165cm" svg:y1="2.67cm" svg:x2="11.665cm" svg:y2="2.67cm">
            <text:p/>
          </draw:line>
          <draw:line draw:style-name="gr12" draw:text-style-name="P1" draw:layer="layout" svg:x1="11.415cm" svg:y1="2.92cm" svg:x2="11.415cm" svg:y2="2.42cm">
            <text:p/>
          </draw:line>
          <draw:custom-shape draw:style-name="gr13" draw:text-style-name="P7" draw:layer="layout" svg:width="0.2cm" svg:height="0.2cm" svg:x="11.316cm" svg:y="2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11.115cm" svg:y1="4.95cm" svg:x2="11.715cm" svg:y2="4.95cm">
            <text:p/>
          </draw:line>
          <draw:line draw:style-name="gr12" draw:text-style-name="P1" draw:layer="layout" svg:x1="11.415cm" svg:y1="5.25cm" svg:x2="11.415cm" svg:y2="4.65cm">
            <text:p/>
          </draw:line>
        </draw:g>
        <draw:g draw:style-name="gr9">
          <draw:circle draw:style-name="gr10" draw:text-style-name="P6" draw:layer="layout" svg:width="0.7cm" svg:height="0.7cm" svg:x="12.451cm" svg:y="4.59cm">
            <text:p/>
          </draw:circle>
          <draw:g draw:style-name="gr11">
            <draw:line draw:style-name="gr12" draw:text-style-name="P1" draw:layer="layout" svg:x1="12.515cm" svg:y1="4.95cm" svg:x2="13.115cm" svg:y2="4.95cm">
              <text:p/>
            </draw:line>
            <draw:line draw:style-name="gr12" draw:text-style-name="P1" draw:layer="layout" svg:x1="12.815cm" svg:y1="5.25cm" svg:x2="12.815cm" svg:y2="4.65cm">
              <text:p/>
            </draw:line>
          </draw:g>
          <draw:custom-shape draw:style-name="gr13" draw:text-style-name="P7" draw:layer="layout" svg:width="0.2cm" svg:height="0.2cm" svg:x="12.71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3.935cm" svg:y="4.67cm">
            <text:p/>
          </draw:circle>
          <draw:line draw:style-name="gr12" draw:text-style-name="P1" draw:layer="layout" svg:x1="13.965cm" svg:y1="4.95cm" svg:x2="14.465cm" svg:y2="4.95cm">
            <text:p/>
          </draw:line>
          <draw:line draw:style-name="gr12" draw:text-style-name="P1" draw:layer="layout" svg:x1="14.215cm" svg:y1="5.2cm" svg:x2="14.215cm" svg:y2="4.7cm">
            <text:p/>
          </draw:line>
          <draw:custom-shape draw:style-name="gr13" draw:text-style-name="P7" draw:layer="layout" svg:width="0.2cm" svg:height="0.2cm" svg:x="14.116cm" svg:y="4.8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1.135cm" svg:y="4.67cm">
            <text:p/>
          </draw:circle>
          <draw:line draw:style-name="gr12" draw:text-style-name="P1" draw:layer="layout" svg:x1="11.165cm" svg:y1="4.95cm" svg:x2="11.665cm" svg:y2="4.95cm">
            <text:p/>
          </draw:line>
          <draw:line draw:style-name="gr12" draw:text-style-name="P1" draw:layer="layout" svg:x1="11.415cm" svg:y1="5.2cm" svg:x2="11.415cm" svg:y2="4.7cm">
            <text:p/>
          </draw:line>
          <draw:custom-shape draw:style-name="gr13" draw:text-style-name="P7" draw:layer="layout" svg:width="0.2cm" svg:height="0.2cm" svg:x="11.316cm" svg:y="4.8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6" draw:text-style-name="P10" draw:layer="layout" svg:width="4cm" svg:height="3.6cm" svg:x="10.805cm" svg:y="2cm">
          <text:p/>
        </draw:rect>
        <draw:rect draw:style-name="gr15" draw:text-style-name="P9" draw:layer="layout" svg:width="4cm" svg:height="0.6cm" svg:x="10.805cm" svg:y="1.4cm">
          <text:p/>
        </draw:rect>
        <draw:frame draw:style-name="gr6" draw:text-style-name="P5" draw:layer="layout" svg:width="3.6cm" svg:height="0.4cm" svg:x="11.005cm" svg:y="1.499cm">
          <draw:text-box>
            <text:p text:style-name="P4"><text:span text:style-name="T1">133: Fahrstrom Mit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0.805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Karl Hartinger</meta:initial-creator>
    <meta:creation-date>2010-03-21T17:16:45.57</meta:creation-date>
    <dc:date>2025-06-06T19:12:28.109319800</dc:date>
    <meta:editing-duration>P5DT9H38M3S</meta:editing-duration>
    <meta:editing-cycles>386</meta:editing-cycles>
    <meta:generator>LibreOffice/25.2.3.2$Windows_X86_64 LibreOffice_project/bbb074479178df812d175f709636b368952c2ce3</meta:generator>
    <meta:print-date>2025-03-17T13:57:58.182323400</meta:print-date>
    <meta:document-statistic meta:object-count="722"/>
  </office:meta>
</office:document-meta>
</file>